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03in" table:align="left"/>
    </style:style>
    <style:style style:name="Table1.A" style:family="table-column">
      <style:table-column-properties style:column-width="0.4257in"/>
    </style:style>
    <style:style style:name="Table1.B" style:family="table-column">
      <style:table-column-properties style:column-width="6.2646in"/>
    </style:style>
    <style:style style:name="Table1.1" style:family="table-row">
      <style:table-row-properties fo:keep-together="always"/>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0.05pt solid #000000" fo:border-top="none" fo:border-bottom="0.05pt solid #000000"/>
    </style:style>
    <style:style style:name="Table1.101" style:family="table-row">
      <style:table-row-properties style:min-row-height="0.5708in" fo:keep-together="always"/>
    </style:style>
    <style:style style:name="P1" style:family="paragraph" style:parent-style-name="Standard">
      <style:text-properties officeooo:rsid="001be9f3" officeooo:paragraph-rsid="001be9f3"/>
    </style:style>
    <style:style style:name="P2" style:family="paragraph" style:parent-style-name="Standard">
      <style:text-properties officeooo:rsid="01279d0e" officeooo:paragraph-rsid="0164d1ca"/>
    </style:style>
    <style:style style:name="P3" style:family="paragraph" style:parent-style-name="Standard">
      <style:text-properties officeooo:rsid="01279d0e" officeooo:paragraph-rsid="01279d0e"/>
    </style:style>
    <style:style style:name="P4" style:family="paragraph" style:parent-style-name="Standard">
      <style:text-properties officeooo:rsid="016339a8" officeooo:paragraph-rsid="016339a8"/>
    </style:style>
    <style:style style:name="P5" style:family="paragraph" style:parent-style-name="Standard">
      <style:paragraph-properties fo:break-before="page"/>
      <style:text-properties officeooo:rsid="001be9f3" officeooo:paragraph-rsid="016339a8"/>
    </style:style>
    <style:style style:name="P6" style:family="paragraph" style:parent-style-name="Table_20_Heading">
      <style:paragraph-properties fo:margin-left="0in" fo:margin-right="0in" fo:text-indent="0in" style:auto-text-indent="false"/>
    </style:style>
    <style:style style:name="P7" style:family="paragraph" style:parent-style-name="Table_20_Contents">
      <style:text-properties officeooo:paragraph-rsid="00289409"/>
    </style:style>
    <style:style style:name="P8" style:family="paragraph" style:parent-style-name="Table_20_Contents">
      <style:text-properties officeooo:paragraph-rsid="01b2417c"/>
    </style:style>
    <style:style style:name="P9" style:family="paragraph" style:parent-style-name="Table_20_Contents">
      <style:text-properties officeooo:paragraph-rsid="0157a156"/>
    </style:style>
    <style:style style:name="P10" style:family="paragraph" style:parent-style-name="Table_20_Contents">
      <style:text-properties officeooo:paragraph-rsid="00206c31"/>
    </style:style>
    <style:style style:name="P11" style:family="paragraph" style:parent-style-name="Table_20_Contents">
      <style:text-properties fo:font-style="normal" style:font-style-asian="normal" style:font-style-complex="normal"/>
    </style:style>
    <style:style style:name="P12" style:family="paragraph" style:parent-style-name="Table_20_Contents">
      <style:text-properties officeooo:rsid="00225ae1" officeooo:paragraph-rsid="00225ae1"/>
    </style:style>
    <style:style style:name="P13" style:family="paragraph" style:parent-style-name="Table_20_Contents">
      <style:text-properties officeooo:rsid="0022fdb9" officeooo:paragraph-rsid="0022fdb9"/>
    </style:style>
    <style:style style:name="P14" style:family="paragraph" style:parent-style-name="Table_20_Contents">
      <style:text-properties officeooo:paragraph-rsid="002e8aae"/>
    </style:style>
    <style:style style:name="P15" style:family="paragraph" style:parent-style-name="Table_20_Contents">
      <style:text-properties officeooo:rsid="003bdf6e" officeooo:paragraph-rsid="003bdf6e"/>
    </style:style>
    <style:style style:name="P16" style:family="paragraph" style:parent-style-name="Table_20_Contents">
      <style:text-properties officeooo:paragraph-rsid="0038951f"/>
    </style:style>
    <style:style style:name="P17" style:family="paragraph" style:parent-style-name="Table_20_Contents">
      <style:text-properties officeooo:rsid="003dc9a4" officeooo:paragraph-rsid="003dc9a4"/>
    </style:style>
    <style:style style:name="P18" style:family="paragraph" style:parent-style-name="Table_20_Contents">
      <style:text-properties officeooo:rsid="0043bbd9" officeooo:paragraph-rsid="0043bbd9"/>
    </style:style>
    <style:style style:name="P19" style:family="paragraph" style:parent-style-name="Table_20_Contents">
      <style:text-properties officeooo:paragraph-rsid="0045dc04"/>
    </style:style>
    <style:style style:name="P20" style:family="paragraph" style:parent-style-name="Table_20_Contents">
      <style:text-properties officeooo:rsid="004732e3" officeooo:paragraph-rsid="004732e3"/>
    </style:style>
    <style:style style:name="P21" style:family="paragraph" style:parent-style-name="Table_20_Contents">
      <style:text-properties officeooo:rsid="0047a35a" officeooo:paragraph-rsid="0047a35a"/>
    </style:style>
    <style:style style:name="P22" style:family="paragraph" style:parent-style-name="Table_20_Contents">
      <style:text-properties officeooo:paragraph-rsid="00487ec2"/>
    </style:style>
    <style:style style:name="P23" style:family="paragraph" style:parent-style-name="Table_20_Contents">
      <style:text-properties officeooo:rsid="004a6ffe" officeooo:paragraph-rsid="004a6ffe"/>
    </style:style>
    <style:style style:name="P24" style:family="paragraph" style:parent-style-name="Table_20_Contents">
      <style:text-properties officeooo:rsid="00487ec2" officeooo:paragraph-rsid="00487ec2"/>
    </style:style>
    <style:style style:name="P25" style:family="paragraph" style:parent-style-name="Table_20_Contents">
      <style:text-properties officeooo:rsid="004a6ffe" officeooo:paragraph-rsid="004f286c"/>
    </style:style>
    <style:style style:name="P26" style:family="paragraph" style:parent-style-name="Table_20_Contents">
      <style:text-properties officeooo:paragraph-rsid="015023ca"/>
    </style:style>
    <style:style style:name="P27" style:family="paragraph" style:parent-style-name="Table_20_Contents">
      <style:text-properties officeooo:paragraph-rsid="01b82f2b"/>
    </style:style>
    <style:style style:name="P28" style:family="paragraph" style:parent-style-name="Table_20_Contents">
      <style:text-properties officeooo:paragraph-rsid="00591cf9"/>
    </style:style>
    <style:style style:name="P29" style:family="paragraph" style:parent-style-name="Table_20_Contents">
      <style:text-properties officeooo:paragraph-rsid="005cdcbe"/>
    </style:style>
    <style:style style:name="P30" style:family="paragraph" style:parent-style-name="Table_20_Contents">
      <style:text-properties officeooo:paragraph-rsid="0060c672"/>
    </style:style>
    <style:style style:name="P31" style:family="paragraph" style:parent-style-name="Table_20_Contents">
      <style:text-properties officeooo:paragraph-rsid="0060e77a"/>
    </style:style>
    <style:style style:name="P32" style:family="paragraph" style:parent-style-name="Table_20_Contents">
      <style:text-properties officeooo:rsid="0060e77a" officeooo:paragraph-rsid="0060e77a"/>
    </style:style>
    <style:style style:name="P33" style:family="paragraph" style:parent-style-name="Table_20_Contents">
      <style:text-properties officeooo:rsid="00646660" officeooo:paragraph-rsid="00646660"/>
    </style:style>
    <style:style style:name="P34" style:family="paragraph" style:parent-style-name="Table_20_Contents">
      <style:text-properties officeooo:rsid="0066c6dd" officeooo:paragraph-rsid="0066c6dd"/>
    </style:style>
    <style:style style:name="P35" style:family="paragraph" style:parent-style-name="Table_20_Contents">
      <style:text-properties officeooo:paragraph-rsid="007b2b45"/>
    </style:style>
    <style:style style:name="P36" style:family="paragraph" style:parent-style-name="Table_20_Contents">
      <style:text-properties officeooo:paragraph-rsid="0091f401"/>
    </style:style>
    <style:style style:name="P37" style:family="paragraph" style:parent-style-name="Table_20_Contents">
      <style:text-properties officeooo:rsid="007919bf" officeooo:paragraph-rsid="007919bf"/>
    </style:style>
    <style:style style:name="P38" style:family="paragraph" style:parent-style-name="Table_20_Contents">
      <style:text-properties officeooo:rsid="00a98b6d" officeooo:paragraph-rsid="00acc160"/>
    </style:style>
    <style:style style:name="P39" style:family="paragraph" style:parent-style-name="Table_20_Contents">
      <style:text-properties officeooo:rsid="00c28e10" officeooo:paragraph-rsid="00c28e10"/>
    </style:style>
    <style:style style:name="P40" style:family="paragraph" style:parent-style-name="Table_20_Contents">
      <style:text-properties officeooo:rsid="00c65d45" officeooo:paragraph-rsid="00c65d45"/>
    </style:style>
    <style:style style:name="P41" style:family="paragraph" style:parent-style-name="Table_20_Contents">
      <style:text-properties officeooo:rsid="00c8e5e2" officeooo:paragraph-rsid="00c8e5e2"/>
    </style:style>
    <style:style style:name="P42" style:family="paragraph" style:parent-style-name="Table_20_Contents">
      <style:text-properties officeooo:paragraph-rsid="00c8e5e2"/>
    </style:style>
    <style:style style:name="P43" style:family="paragraph" style:parent-style-name="Table_20_Contents">
      <style:text-properties officeooo:paragraph-rsid="00dcba85"/>
    </style:style>
    <style:style style:name="P44" style:family="paragraph" style:parent-style-name="Table_20_Contents">
      <style:text-properties officeooo:rsid="00dcba85" officeooo:paragraph-rsid="00dcba85"/>
    </style:style>
    <style:style style:name="P45" style:family="paragraph" style:parent-style-name="Table_20_Contents">
      <style:text-properties officeooo:rsid="00dfe1d7" officeooo:paragraph-rsid="00dfe1d7"/>
    </style:style>
    <style:style style:name="P46" style:family="paragraph" style:parent-style-name="Table_20_Contents">
      <style:text-properties officeooo:rsid="00e1874f" officeooo:paragraph-rsid="00e1874f"/>
    </style:style>
    <style:style style:name="P47" style:family="paragraph" style:parent-style-name="Table_20_Contents">
      <style:text-properties officeooo:rsid="00e6da46" officeooo:paragraph-rsid="00e6da46"/>
    </style:style>
    <style:style style:name="P48" style:family="paragraph" style:parent-style-name="Table_20_Contents">
      <style:text-properties officeooo:paragraph-rsid="00eb6e7d"/>
    </style:style>
    <style:style style:name="P49" style:family="paragraph" style:parent-style-name="Table_20_Contents">
      <style:text-properties officeooo:rsid="00ee0535" officeooo:paragraph-rsid="00ee0535"/>
    </style:style>
    <style:style style:name="P50" style:family="paragraph" style:parent-style-name="Table_20_Contents">
      <style:text-properties officeooo:rsid="00ef1cfa" officeooo:paragraph-rsid="00ef1cfa"/>
    </style:style>
    <style:style style:name="P51" style:family="paragraph" style:parent-style-name="Table_20_Contents">
      <style:text-properties officeooo:paragraph-rsid="00ef75d3"/>
    </style:style>
    <style:style style:name="P52" style:family="paragraph" style:parent-style-name="Table_20_Contents">
      <style:text-properties officeooo:rsid="00f03ca8" officeooo:paragraph-rsid="00f03ca8"/>
    </style:style>
    <style:style style:name="P53" style:family="paragraph" style:parent-style-name="Table_20_Contents">
      <style:text-properties officeooo:rsid="0108a5a9" officeooo:paragraph-rsid="0108a5a9"/>
    </style:style>
    <style:style style:name="P54" style:family="paragraph" style:parent-style-name="Table_20_Contents">
      <style:text-properties officeooo:rsid="011342ff" officeooo:paragraph-rsid="011342ff"/>
    </style:style>
    <style:style style:name="P55" style:family="paragraph" style:parent-style-name="Table_20_Contents">
      <style:text-properties officeooo:rsid="0114b287" officeooo:paragraph-rsid="0114b287"/>
    </style:style>
    <style:style style:name="P56" style:family="paragraph" style:parent-style-name="Table_20_Contents">
      <style:text-properties officeooo:paragraph-rsid="013c49ec"/>
    </style:style>
    <style:style style:name="P57" style:family="paragraph" style:parent-style-name="Table_20_Contents">
      <style:text-properties officeooo:paragraph-rsid="011d3948"/>
    </style:style>
    <style:style style:name="T1" style:family="text">
      <style:text-properties officeooo:rsid="01459798"/>
    </style:style>
    <style:style style:name="T2" style:family="text">
      <style:text-properties officeooo:rsid="015a3514"/>
    </style:style>
    <style:style style:name="T3" style:family="text">
      <style:text-properties officeooo:rsid="015e82b9"/>
    </style:style>
    <style:style style:name="T4" style:family="text">
      <style:text-properties officeooo:rsid="015d2be7"/>
    </style:style>
    <style:style style:name="T5" style:family="text">
      <style:text-properties officeooo:rsid="015b1a9c"/>
    </style:style>
    <style:style style:name="T6" style:family="text">
      <style:text-properties officeooo:rsid="01470fe3"/>
    </style:style>
    <style:style style:name="T7" style:family="text">
      <style:text-properties officeooo:rsid="015e8ff9"/>
    </style:style>
    <style:style style:name="T8" style:family="text">
      <style:text-properties officeooo:rsid="01285c2d"/>
    </style:style>
    <style:style style:name="T9" style:family="text">
      <style:text-properties officeooo:rsid="015f903d"/>
    </style:style>
    <style:style style:name="T10" style:family="text">
      <style:text-properties officeooo:rsid="0160f2ad"/>
    </style:style>
    <style:style style:name="T11" style:family="text">
      <style:text-properties officeooo:rsid="0164d1ca"/>
    </style:style>
    <style:style style:name="T12" style:family="text">
      <style:text-properties officeooo:rsid="01294a11"/>
    </style:style>
    <style:style style:name="T13" style:family="text">
      <style:text-properties officeooo:rsid="01476a5f"/>
    </style:style>
    <style:style style:name="T14" style:family="text">
      <style:text-properties officeooo:rsid="01483a34"/>
    </style:style>
    <style:style style:name="T15" style:family="text">
      <style:text-properties officeooo:rsid="012b3eb9"/>
    </style:style>
    <style:style style:name="T16" style:family="text">
      <style:text-properties officeooo:rsid="01302dcb"/>
    </style:style>
    <style:style style:name="T17" style:family="text">
      <style:text-properties officeooo:rsid="012abea9"/>
    </style:style>
    <style:style style:name="T18" style:family="text">
      <style:text-properties officeooo:rsid="012e4633"/>
    </style:style>
    <style:style style:name="T19" style:family="text">
      <style:text-properties officeooo:rsid="0164a05a"/>
    </style:style>
    <style:style style:name="T20" style:family="text">
      <style:text-properties officeooo:rsid="01672293"/>
    </style:style>
    <style:style style:name="T21" style:family="text">
      <style:text-properties officeooo:rsid="016c1dc3"/>
    </style:style>
    <style:style style:name="T22" style:family="text">
      <style:text-properties officeooo:rsid="001be9f3"/>
    </style:style>
    <style:style style:name="T23" style:family="text">
      <style:text-properties officeooo:rsid="00289409"/>
    </style:style>
    <style:style style:name="T24" style:family="text">
      <style:text-properties officeooo:rsid="0148cc2a"/>
    </style:style>
    <style:style style:name="T25" style:family="text">
      <style:text-properties officeooo:rsid="0149fd11"/>
    </style:style>
    <style:style style:name="T26" style:family="text">
      <style:text-properties officeooo:rsid="014aaf65"/>
    </style:style>
    <style:style style:name="T27" style:family="text">
      <style:text-properties officeooo:rsid="014c983e"/>
    </style:style>
    <style:style style:name="T28" style:family="text">
      <style:text-properties officeooo:rsid="014e522c"/>
    </style:style>
    <style:style style:name="T29" style:family="text">
      <style:text-properties officeooo:rsid="0028b7f2"/>
    </style:style>
    <style:style style:name="T30" style:family="text">
      <style:text-properties officeooo:rsid="001c5f17"/>
    </style:style>
    <style:style style:name="T31" style:family="text">
      <style:text-properties officeooo:rsid="01abb2c1"/>
    </style:style>
    <style:style style:name="T32" style:family="text">
      <style:text-properties officeooo:rsid="01ad91a8"/>
    </style:style>
    <style:style style:name="T33" style:family="text">
      <style:text-properties officeooo:rsid="01aeb014"/>
    </style:style>
    <style:style style:name="T34" style:family="text">
      <style:text-properties officeooo:rsid="01b08bb8"/>
    </style:style>
    <style:style style:name="T35" style:family="text">
      <style:text-properties officeooo:rsid="01b2417c"/>
    </style:style>
    <style:style style:name="T36" style:family="text">
      <style:text-properties officeooo:rsid="01b5a5cf"/>
    </style:style>
    <style:style style:name="T37" style:family="text">
      <style:text-properties officeooo:rsid="01b4dc70"/>
    </style:style>
    <style:style style:name="T38" style:family="text">
      <style:text-properties officeooo:rsid="01b1b5a4"/>
    </style:style>
    <style:style style:name="T39" style:family="text">
      <style:text-properties officeooo:rsid="01b55dd3"/>
    </style:style>
    <style:style style:name="T40" style:family="text">
      <style:text-properties officeooo:rsid="002719ba"/>
    </style:style>
    <style:style style:name="T41" style:family="text">
      <style:text-properties officeooo:rsid="00206c31"/>
    </style:style>
    <style:style style:name="T42" style:family="text">
      <style:text-properties fo:font-style="normal" officeooo:rsid="001c5f17" style:font-style-asian="normal" style:font-style-complex="normal"/>
    </style:style>
    <style:style style:name="T43" style:family="text">
      <style:text-properties fo:font-style="normal" officeooo:rsid="00206c31" style:font-style-asian="normal" style:font-style-complex="normal"/>
    </style:style>
    <style:style style:name="T44" style:family="text">
      <style:text-properties fo:font-style="normal" officeooo:rsid="00591cf9" style:font-style-asian="normal" style:font-style-complex="normal"/>
    </style:style>
    <style:style style:name="T45" style:family="text">
      <style:text-properties fo:font-style="normal" officeooo:rsid="001de053" style:font-style-asian="normal" style:font-style-complex="normal"/>
    </style:style>
    <style:style style:name="T46" style:family="text">
      <style:text-properties fo:font-style="normal" style:font-style-asian="normal" style:font-style-complex="normal"/>
    </style:style>
    <style:style style:name="T47" style:family="text">
      <style:text-properties officeooo:rsid="001de053"/>
    </style:style>
    <style:style style:name="T48" style:family="text">
      <style:text-properties officeooo:rsid="00292ce1"/>
    </style:style>
    <style:style style:name="T49" style:family="text">
      <style:text-properties officeooo:rsid="0022fdb9"/>
    </style:style>
    <style:style style:name="T50" style:family="text">
      <style:text-properties officeooo:rsid="002ab83d"/>
    </style:style>
    <style:style style:name="T51" style:family="text">
      <style:text-properties officeooo:rsid="00248caf"/>
    </style:style>
    <style:style style:name="T52" style:family="text">
      <style:text-properties officeooo:rsid="002b1313"/>
    </style:style>
    <style:style style:name="T53" style:family="text">
      <style:text-properties officeooo:rsid="002bc59d"/>
    </style:style>
    <style:style style:name="T54" style:family="text">
      <style:text-properties officeooo:rsid="002c0b13"/>
    </style:style>
    <style:style style:name="T55" style:family="text">
      <style:text-properties officeooo:rsid="002d6d46"/>
    </style:style>
    <style:style style:name="T56" style:family="text">
      <style:text-properties officeooo:rsid="002e8aae"/>
    </style:style>
    <style:style style:name="T57" style:family="text">
      <style:text-properties officeooo:rsid="0090b94f"/>
    </style:style>
    <style:style style:name="T58" style:family="text">
      <style:text-properties officeooo:rsid="00306688"/>
    </style:style>
    <style:style style:name="T59" style:family="text">
      <style:text-properties officeooo:rsid="018df0dc"/>
    </style:style>
    <style:style style:name="T60" style:family="text">
      <style:text-properties officeooo:rsid="00325561"/>
    </style:style>
    <style:style style:name="T61" style:family="text">
      <style:text-properties officeooo:rsid="00333ee0"/>
    </style:style>
    <style:style style:name="T62" style:family="text">
      <style:text-properties officeooo:rsid="018f3c9c"/>
    </style:style>
    <style:style style:name="T63" style:family="text">
      <style:text-properties officeooo:rsid="003a92af"/>
    </style:style>
    <style:style style:name="T64" style:family="text">
      <style:text-properties officeooo:rsid="003ca7ec"/>
    </style:style>
    <style:style style:name="T65" style:family="text">
      <style:text-properties officeooo:rsid="0038951f"/>
    </style:style>
    <style:style style:name="T66" style:family="text">
      <style:text-properties fo:font-style="normal" officeooo:rsid="0038951f" style:font-style-asian="normal" style:font-style-complex="normal"/>
    </style:style>
    <style:style style:name="T67" style:family="text">
      <style:text-properties officeooo:rsid="0034ea19"/>
    </style:style>
    <style:style style:name="T68" style:family="text">
      <style:text-properties officeooo:rsid="00359fab"/>
    </style:style>
    <style:style style:name="T69" style:family="text">
      <style:text-properties officeooo:rsid="003fb301"/>
    </style:style>
    <style:style style:name="T70" style:family="text">
      <style:text-properties officeooo:rsid="00411d52"/>
    </style:style>
    <style:style style:name="T71" style:family="text">
      <style:text-properties officeooo:rsid="003dc9a4"/>
    </style:style>
    <style:style style:name="T72" style:family="text">
      <style:text-properties officeooo:rsid="0041d8d2"/>
    </style:style>
    <style:style style:name="T73" style:family="text">
      <style:text-properties officeooo:rsid="0043f5f3"/>
    </style:style>
    <style:style style:name="T74" style:family="text">
      <style:text-properties officeooo:rsid="0044f1bf"/>
    </style:style>
    <style:style style:name="T75" style:family="text">
      <style:text-properties officeooo:rsid="0045dc04"/>
    </style:style>
    <style:style style:name="T76" style:family="text">
      <style:text-properties fo:font-weight="normal" style:font-weight-asian="normal" style:font-weight-complex="normal"/>
    </style:style>
    <style:style style:name="T77" style:family="text">
      <style:text-properties fo:font-weight="normal" officeooo:rsid="0045dc04" style:font-weight-asian="normal" style:font-weight-complex="normal"/>
    </style:style>
    <style:style style:name="T78" style:family="text">
      <style:text-properties officeooo:rsid="004732e3"/>
    </style:style>
    <style:style style:name="T79" style:family="text">
      <style:text-properties officeooo:rsid="0047a35a"/>
    </style:style>
    <style:style style:name="T80" style:family="text">
      <style:text-properties officeooo:rsid="00487ec2"/>
    </style:style>
    <style:style style:name="T81" style:family="text">
      <style:text-properties officeooo:rsid="004a6ffe"/>
    </style:style>
    <style:style style:name="T82" style:family="text">
      <style:text-properties officeooo:rsid="017a1198"/>
    </style:style>
    <style:style style:name="T83" style:family="text">
      <style:text-properties officeooo:rsid="01338716"/>
    </style:style>
    <style:style style:name="T84" style:family="text">
      <style:text-properties officeooo:rsid="013363ea"/>
    </style:style>
    <style:style style:name="T85" style:family="text">
      <style:text-properties officeooo:rsid="013a8cbc"/>
    </style:style>
    <style:style style:name="T86" style:family="text">
      <style:text-properties officeooo:rsid="01340f94"/>
    </style:style>
    <style:style style:name="T87" style:family="text">
      <style:text-properties officeooo:rsid="013b5488"/>
    </style:style>
    <style:style style:name="T88" style:family="text">
      <style:text-properties officeooo:rsid="01343e8d"/>
    </style:style>
    <style:style style:name="T89" style:family="text">
      <style:text-properties officeooo:rsid="0137d4fc"/>
    </style:style>
    <style:style style:name="T90" style:family="text">
      <style:text-properties officeooo:rsid="01345582"/>
    </style:style>
    <style:style style:name="T91" style:family="text">
      <style:text-properties officeooo:rsid="013889d0"/>
    </style:style>
    <style:style style:name="T92" style:family="text">
      <style:text-properties officeooo:rsid="017b3754"/>
    </style:style>
    <style:style style:name="T93" style:family="text">
      <style:text-properties officeooo:rsid="017f555a"/>
    </style:style>
    <style:style style:name="T94" style:family="text">
      <style:text-properties officeooo:rsid="018138b3"/>
    </style:style>
    <style:style style:name="T95" style:family="text">
      <style:text-properties officeooo:rsid="01813aa5"/>
    </style:style>
    <style:style style:name="T96" style:family="text">
      <style:text-properties officeooo:rsid="004ab611"/>
    </style:style>
    <style:style style:name="T97" style:family="text">
      <style:text-properties officeooo:rsid="008ef102"/>
    </style:style>
    <style:style style:name="T98" style:family="text">
      <style:text-properties officeooo:rsid="017dd381"/>
    </style:style>
    <style:style style:name="T99" style:family="text">
      <style:text-properties officeooo:rsid="004e0841"/>
    </style:style>
    <style:style style:name="T100" style:family="text">
      <style:text-properties officeooo:rsid="004f286c"/>
    </style:style>
    <style:style style:name="T101" style:family="text">
      <style:text-properties fo:font-style="normal" officeooo:rsid="004f286c" style:font-style-asian="normal" style:font-style-complex="normal"/>
    </style:style>
    <style:style style:name="T102" style:family="text">
      <style:text-properties officeooo:rsid="004fc908"/>
    </style:style>
    <style:style style:name="T103" style:family="text">
      <style:text-properties officeooo:rsid="00505314"/>
    </style:style>
    <style:style style:name="T104" style:family="text">
      <style:text-properties officeooo:rsid="00591cf9"/>
    </style:style>
    <style:style style:name="T105" style:family="text">
      <style:text-properties officeooo:rsid="0050b0e0"/>
    </style:style>
    <style:style style:name="T106" style:family="text">
      <style:text-properties officeooo:rsid="015023ca"/>
    </style:style>
    <style:style style:name="T107" style:family="text">
      <style:text-properties officeooo:rsid="0150c1f7"/>
    </style:style>
    <style:style style:name="T108" style:family="text">
      <style:text-properties officeooo:rsid="0152c89a"/>
    </style:style>
    <style:style style:name="T109" style:family="text">
      <style:text-properties officeooo:rsid="01514350"/>
    </style:style>
    <style:style style:name="T110" style:family="text">
      <style:text-properties officeooo:rsid="0152e609"/>
    </style:style>
    <style:style style:name="T111" style:family="text">
      <style:text-properties officeooo:rsid="0153e6c5"/>
    </style:style>
    <style:style style:name="T112" style:family="text">
      <style:text-properties officeooo:rsid="004be67c"/>
    </style:style>
    <style:style style:name="T113" style:family="text">
      <style:text-properties officeooo:rsid="01b82f2b"/>
    </style:style>
    <style:style style:name="T114" style:family="text">
      <style:text-properties officeooo:rsid="01b8c124"/>
    </style:style>
    <style:style style:name="T115" style:family="text">
      <style:text-properties fo:font-weight="bold" officeooo:rsid="01b82f2b" style:font-weight-asian="bold" style:font-weight-complex="bold"/>
    </style:style>
    <style:style style:name="T116" style:family="text">
      <style:text-properties fo:font-weight="normal" officeooo:rsid="01b82f2b" style:font-weight-asian="normal" style:font-weight-complex="normal"/>
    </style:style>
    <style:style style:name="T117" style:family="text">
      <style:text-properties fo:font-style="normal" officeooo:rsid="005a27c9" style:font-style-asian="normal" style:font-style-complex="normal"/>
    </style:style>
    <style:style style:name="T118" style:family="text">
      <style:text-properties fo:font-style="normal" officeooo:rsid="014f2c28" style:font-style-asian="normal" style:font-style-complex="normal"/>
    </style:style>
    <style:style style:name="T119" style:family="text">
      <style:text-properties fo:font-style="normal" fo:font-weight="bold" officeooo:rsid="005a27c9" style:font-style-asian="normal" style:font-weight-asian="bold" style:font-style-complex="normal" style:font-weight-complex="bold"/>
    </style:style>
    <style:style style:name="T120" style:family="text">
      <style:text-properties officeooo:rsid="005a27c9"/>
    </style:style>
    <style:style style:name="T121" style:family="text">
      <style:text-properties officeooo:rsid="005c2e7d"/>
    </style:style>
    <style:style style:name="T122" style:family="text">
      <style:text-properties fo:font-weight="bold" officeooo:rsid="005a27c9" style:font-weight-asian="bold" style:font-weight-complex="bold"/>
    </style:style>
    <style:style style:name="T123" style:family="text">
      <style:text-properties fo:font-weight="bold" officeooo:rsid="005bae13" style:font-weight-asian="bold" style:font-weight-complex="bold"/>
    </style:style>
    <style:style style:name="T124" style:family="text">
      <style:text-properties fo:font-weight="bold" officeooo:rsid="014f2c28" style:font-weight-asian="bold" style:font-weight-complex="bold"/>
    </style:style>
    <style:style style:name="T125" style:family="text">
      <style:text-properties officeooo:rsid="005bae13"/>
    </style:style>
    <style:style style:name="T126" style:family="text">
      <style:text-properties officeooo:rsid="005cdcbe"/>
    </style:style>
    <style:style style:name="T127" style:family="text">
      <style:text-properties officeooo:rsid="0060c672"/>
    </style:style>
    <style:style style:name="T128" style:family="text">
      <style:text-properties officeooo:rsid="0060d61c"/>
    </style:style>
    <style:style style:name="T129" style:family="text">
      <style:text-properties officeooo:rsid="0060dabf"/>
    </style:style>
    <style:style style:name="T130" style:family="text">
      <style:text-properties officeooo:rsid="0186261c"/>
    </style:style>
    <style:style style:name="T131" style:family="text">
      <style:text-properties officeooo:rsid="01831764"/>
    </style:style>
    <style:style style:name="T132" style:family="text">
      <style:text-properties officeooo:rsid="0181ae8d"/>
    </style:style>
    <style:style style:name="T133" style:family="text">
      <style:text-properties fo:font-weight="bold" officeooo:rsid="0060dabf" style:font-weight-asian="bold" style:font-weight-complex="bold"/>
    </style:style>
    <style:style style:name="T134" style:family="text">
      <style:text-properties officeooo:rsid="0184f422"/>
    </style:style>
    <style:style style:name="T135" style:family="text">
      <style:text-properties fo:font-weight="bold" officeooo:rsid="0186261c" style:font-weight-asian="bold" style:font-weight-complex="bold"/>
    </style:style>
    <style:style style:name="T136" style:family="text">
      <style:text-properties officeooo:rsid="0187294b"/>
    </style:style>
    <style:style style:name="T137" style:family="text">
      <style:text-properties fo:font-weight="bold" officeooo:rsid="0187294b" style:font-weight-asian="bold" style:font-weight-complex="bold"/>
    </style:style>
    <style:style style:name="T138" style:family="text">
      <style:text-properties fo:font-weight="normal" officeooo:rsid="0187294b" style:font-weight-asian="normal" style:font-weight-complex="normal"/>
    </style:style>
    <style:style style:name="T139" style:family="text">
      <style:text-properties fo:font-weight="normal" officeooo:rsid="01882b2c" style:font-weight-asian="normal" style:font-weight-complex="normal"/>
    </style:style>
    <style:style style:name="T140" style:family="text">
      <style:text-properties officeooo:rsid="0060e77a"/>
    </style:style>
    <style:style style:name="T141" style:family="text">
      <style:text-properties officeooo:rsid="00670517"/>
    </style:style>
    <style:style style:name="T142" style:family="text">
      <style:text-properties officeooo:rsid="00646a5e"/>
    </style:style>
    <style:style style:name="T143" style:family="text">
      <style:text-properties officeooo:rsid="0068ed85"/>
    </style:style>
    <style:style style:name="T144" style:family="text">
      <style:text-properties officeooo:rsid="006a6cff"/>
    </style:style>
    <style:style style:name="T145" style:family="text">
      <style:text-properties officeooo:rsid="006c5057"/>
    </style:style>
    <style:style style:name="T146" style:family="text">
      <style:text-properties officeooo:rsid="006d1b63"/>
    </style:style>
    <style:style style:name="T147" style:family="text">
      <style:text-properties officeooo:rsid="00712812"/>
    </style:style>
    <style:style style:name="T148" style:family="text">
      <style:text-properties officeooo:rsid="00752e47"/>
    </style:style>
    <style:style style:name="T149" style:family="text">
      <style:text-properties officeooo:rsid="0076c8fd"/>
    </style:style>
    <style:style style:name="T150" style:family="text">
      <style:text-properties officeooo:rsid="007a701f"/>
    </style:style>
    <style:style style:name="T151" style:family="text">
      <style:text-properties officeooo:rsid="007b2b45"/>
    </style:style>
    <style:style style:name="T152" style:family="text">
      <style:text-properties officeooo:rsid="00798d41"/>
    </style:style>
    <style:style style:name="T153" style:family="text">
      <style:text-properties officeooo:rsid="007ea42a"/>
    </style:style>
    <style:style style:name="T154" style:family="text">
      <style:text-properties officeooo:rsid="0083ed1a"/>
    </style:style>
    <style:style style:name="T155" style:family="text">
      <style:text-properties officeooo:rsid="00810aa8"/>
    </style:style>
    <style:style style:name="T156" style:family="text">
      <style:text-properties officeooo:rsid="007ff04d"/>
    </style:style>
    <style:style style:name="T157" style:family="text">
      <style:text-properties officeooo:rsid="0082ca9d"/>
    </style:style>
    <style:style style:name="T158" style:family="text">
      <style:text-properties officeooo:rsid="0099df82"/>
    </style:style>
    <style:style style:name="T159" style:family="text">
      <style:text-properties officeooo:rsid="0091f401"/>
    </style:style>
    <style:style style:name="T160" style:family="text">
      <style:text-properties officeooo:rsid="0093e7a2"/>
    </style:style>
    <style:style style:name="T161" style:family="text">
      <style:text-properties officeooo:rsid="0093fbf5"/>
    </style:style>
    <style:style style:name="T162" style:family="text">
      <style:text-properties officeooo:rsid="00954088"/>
    </style:style>
    <style:style style:name="T163" style:family="text">
      <style:text-properties officeooo:rsid="0096dc81"/>
    </style:style>
    <style:style style:name="T164" style:family="text">
      <style:text-properties officeooo:rsid="009807f5"/>
    </style:style>
    <style:style style:name="T165" style:family="text">
      <style:text-properties fo:font-style="italic"/>
    </style:style>
    <style:style style:name="T166" style:family="text">
      <style:text-properties officeooo:rsid="0085d46e"/>
    </style:style>
    <style:style style:name="T167" style:family="text">
      <style:text-properties officeooo:rsid="00865b6b"/>
    </style:style>
    <style:style style:name="T168" style:family="text">
      <style:text-properties officeooo:rsid="008aeea8"/>
    </style:style>
    <style:style style:name="T169" style:family="text">
      <style:text-properties fo:font-weight="bold" officeooo:rsid="00865b6b" style:font-weight-asian="bold" style:font-weight-complex="bold"/>
    </style:style>
    <style:style style:name="T170" style:family="text">
      <style:text-properties fo:font-weight="bold" officeooo:rsid="0087264f" style:font-weight-asian="bold" style:font-weight-complex="bold"/>
    </style:style>
    <style:style style:name="T171" style:family="text">
      <style:text-properties officeooo:rsid="0087264f"/>
    </style:style>
    <style:style style:name="T172" style:family="text">
      <style:text-properties fo:font-weight="bold" officeooo:rsid="008b830e" style:font-weight-asian="bold" style:font-weight-complex="bold"/>
    </style:style>
    <style:style style:name="T173" style:family="text">
      <style:text-properties fo:font-weight="bold" officeooo:rsid="008c2f33" style:font-weight-asian="bold" style:font-weight-complex="bold"/>
    </style:style>
    <style:style style:name="T174" style:family="text">
      <style:text-properties officeooo:rsid="00879a14"/>
    </style:style>
    <style:style style:name="T175" style:family="text">
      <style:text-properties fo:font-weight="bold" officeooo:rsid="00879a14" style:font-weight-asian="bold" style:font-weight-complex="bold"/>
    </style:style>
    <style:style style:name="T176" style:family="text">
      <style:text-properties officeooo:rsid="00889cfa"/>
    </style:style>
    <style:style style:name="T177" style:family="text">
      <style:text-properties fo:font-weight="bold" officeooo:rsid="00889cfa" style:font-weight-asian="bold" style:font-weight-complex="bold"/>
    </style:style>
    <style:style style:name="T178" style:family="text">
      <style:text-properties fo:font-weight="bold" officeooo:rsid="008aeea8" style:font-weight-asian="bold" style:font-weight-complex="bold"/>
    </style:style>
    <style:style style:name="T179" style:family="text">
      <style:text-properties fo:font-style="normal" officeooo:rsid="00752e47" style:font-style-asian="normal" style:font-style-complex="normal"/>
    </style:style>
    <style:style style:name="T180" style:family="text">
      <style:text-properties officeooo:rsid="009ee451"/>
    </style:style>
    <style:style style:name="T181" style:family="text">
      <style:text-properties officeooo:rsid="00a0fcfd"/>
    </style:style>
    <style:style style:name="T182" style:family="text">
      <style:text-properties officeooo:rsid="00a270a3"/>
    </style:style>
    <style:style style:name="T183" style:family="text">
      <style:text-properties officeooo:rsid="00a09581"/>
    </style:style>
    <style:style style:name="T184" style:family="text">
      <style:text-properties officeooo:rsid="00a2c686"/>
    </style:style>
    <style:style style:name="T185" style:family="text">
      <style:text-properties officeooo:rsid="00a395ca"/>
    </style:style>
    <style:style style:name="T186" style:family="text">
      <style:text-properties officeooo:rsid="00a6341a"/>
    </style:style>
    <style:style style:name="T187" style:family="text">
      <style:text-properties officeooo:rsid="00a56ae0"/>
    </style:style>
    <style:style style:name="T188" style:family="text">
      <style:text-properties officeooo:rsid="00b9d492"/>
    </style:style>
    <style:style style:name="T189" style:family="text">
      <style:text-properties officeooo:rsid="00b12d76"/>
    </style:style>
    <style:style style:name="T190" style:family="text">
      <style:text-properties officeooo:rsid="00ab1ba3"/>
    </style:style>
    <style:style style:name="T191" style:family="text">
      <style:text-properties officeooo:rsid="00acc160"/>
    </style:style>
    <style:style style:name="T192" style:family="text">
      <style:text-properties fo:font-weight="bold" officeooo:rsid="00acc160" style:font-weight-asian="bold" style:font-weight-complex="bold"/>
    </style:style>
    <style:style style:name="T193" style:family="text">
      <style:text-properties fo:font-weight="bold" officeooo:rsid="00b12d76" style:font-weight-asian="bold" style:font-weight-complex="bold"/>
    </style:style>
    <style:style style:name="T194" style:family="text">
      <style:text-properties officeooo:rsid="00af7112"/>
    </style:style>
    <style:style style:name="T195" style:family="text">
      <style:text-properties officeooo:rsid="00adbf0c"/>
    </style:style>
    <style:style style:name="T196" style:family="text">
      <style:text-properties fo:font-weight="normal" officeooo:rsid="00acc160" style:font-weight-asian="normal" style:font-weight-complex="normal"/>
    </style:style>
    <style:style style:name="T197" style:family="text">
      <style:text-properties fo:font-weight="normal" officeooo:rsid="00b12d76" style:font-weight-asian="normal" style:font-weight-complex="normal"/>
    </style:style>
    <style:style style:name="T198" style:family="text">
      <style:text-properties fo:font-weight="normal" officeooo:rsid="00b3a2c6" style:font-weight-asian="normal" style:font-weight-complex="normal"/>
    </style:style>
    <style:style style:name="T199" style:family="text">
      <style:text-properties fo:font-weight="normal" officeooo:rsid="00b1b3c3" style:font-weight-asian="normal" style:font-weight-complex="normal"/>
    </style:style>
    <style:style style:name="T200" style:family="text">
      <style:text-properties fo:font-weight="normal" officeooo:rsid="00b65dba" style:font-weight-asian="normal" style:font-weight-complex="normal"/>
    </style:style>
    <style:style style:name="T201" style:family="text">
      <style:text-properties fo:font-weight="normal" officeooo:rsid="00b85a3f" style:font-weight-asian="normal" style:font-weight-complex="normal"/>
    </style:style>
    <style:style style:name="T202" style:family="text">
      <style:text-properties officeooo:rsid="00bcf93f"/>
    </style:style>
    <style:style style:name="T203" style:family="text">
      <style:text-properties officeooo:rsid="00be339b"/>
    </style:style>
    <style:style style:name="T204" style:family="text">
      <style:text-properties officeooo:rsid="00bddb5b"/>
    </style:style>
    <style:style style:name="T205" style:family="text">
      <style:text-properties officeooo:rsid="00be6bd6"/>
    </style:style>
    <style:style style:name="T206" style:family="text">
      <style:text-properties officeooo:rsid="00c05914"/>
    </style:style>
    <style:style style:name="T207" style:family="text">
      <style:text-properties officeooo:rsid="00c30981"/>
    </style:style>
    <style:style style:name="T208" style:family="text">
      <style:text-properties officeooo:rsid="00c4758b"/>
    </style:style>
    <style:style style:name="T209" style:family="text">
      <style:text-properties officeooo:rsid="00c780f1"/>
    </style:style>
    <style:style style:name="T210" style:family="text">
      <style:text-properties officeooo:rsid="00c8e5e2"/>
    </style:style>
    <style:style style:name="T211" style:family="text">
      <style:text-properties officeooo:rsid="00dbd188"/>
    </style:style>
    <style:style style:name="T212" style:family="text">
      <style:text-properties officeooo:rsid="00d95c5c"/>
    </style:style>
    <style:style style:name="T213" style:family="text">
      <style:text-properties officeooo:rsid="00d9c2bc"/>
    </style:style>
    <style:style style:name="T214" style:family="text">
      <style:text-properties officeooo:rsid="00d65da5"/>
    </style:style>
    <style:style style:name="T215" style:family="text">
      <style:text-properties fo:font-weight="bold" officeooo:rsid="00d65da5" style:font-weight-asian="bold" style:font-weight-complex="bold"/>
    </style:style>
    <style:style style:name="T216" style:family="text">
      <style:text-properties fo:font-weight="normal" officeooo:rsid="00d65da5" style:font-weight-asian="normal" style:font-weight-complex="normal"/>
    </style:style>
    <style:style style:name="T217" style:family="text">
      <style:text-properties fo:font-weight="normal" officeooo:rsid="00d6c9a2" style:font-weight-asian="normal" style:font-weight-complex="normal"/>
    </style:style>
    <style:style style:name="T218" style:family="text">
      <style:text-properties fo:font-weight="bold" officeooo:rsid="00d6c9a2" style:font-weight-asian="bold" style:font-weight-complex="bold"/>
    </style:style>
    <style:style style:name="T219" style:family="text">
      <style:text-properties fo:font-weight="normal" officeooo:rsid="00d823bb" style:font-weight-asian="normal" style:font-weight-complex="normal"/>
    </style:style>
    <style:style style:name="T220" style:family="text">
      <style:text-properties fo:font-weight="bold" officeooo:rsid="00d823bb" style:font-weight-asian="bold" style:font-weight-complex="bold"/>
    </style:style>
    <style:style style:name="T221" style:family="text">
      <style:text-properties officeooo:rsid="00ca6811"/>
    </style:style>
    <style:style style:name="T222" style:family="text">
      <style:text-properties officeooo:rsid="00ca4eec"/>
    </style:style>
    <style:style style:name="T223" style:family="text">
      <style:text-properties officeooo:rsid="00cd6aa4"/>
    </style:style>
    <style:style style:name="T224" style:family="text">
      <style:text-properties fo:font-weight="bold" officeooo:rsid="00cd6aa4" style:font-weight-asian="bold" style:font-weight-complex="bold"/>
    </style:style>
    <style:style style:name="T225" style:family="text">
      <style:text-properties fo:font-weight="normal" officeooo:rsid="00cd6aa4" style:font-weight-asian="normal" style:font-weight-complex="normal"/>
    </style:style>
    <style:style style:name="T226" style:family="text">
      <style:text-properties fo:font-weight="normal" officeooo:rsid="00ce2c5e" style:font-weight-asian="normal" style:font-weight-complex="normal"/>
    </style:style>
    <style:style style:name="T227" style:family="text">
      <style:text-properties fo:font-weight="normal" officeooo:rsid="00d20c76" style:font-weight-asian="normal" style:font-weight-complex="normal"/>
    </style:style>
    <style:style style:name="T228" style:family="text">
      <style:text-properties fo:font-weight="normal" officeooo:rsid="00d0e20f" style:font-weight-asian="normal" style:font-weight-complex="normal"/>
    </style:style>
    <style:style style:name="T229" style:family="text">
      <style:text-properties fo:font-weight="normal" officeooo:rsid="00cee540" style:font-weight-asian="normal" style:font-weight-complex="normal"/>
    </style:style>
    <style:style style:name="T230" style:family="text">
      <style:text-properties fo:font-weight="normal" officeooo:rsid="00d2cc11" style:font-weight-asian="normal" style:font-weight-complex="normal"/>
    </style:style>
    <style:style style:name="T231" style:family="text">
      <style:text-properties officeooo:rsid="00c3ed95"/>
    </style:style>
    <style:style style:name="T232" style:family="text">
      <style:text-properties officeooo:rsid="00dcba85"/>
    </style:style>
    <style:style style:name="T233" style:family="text">
      <style:text-properties officeooo:rsid="00df29ac"/>
    </style:style>
    <style:style style:name="T234" style:family="text">
      <style:text-properties officeooo:rsid="00dd9776"/>
    </style:style>
    <style:style style:name="T235" style:family="text">
      <style:text-properties officeooo:rsid="00df0dd6"/>
    </style:style>
    <style:style style:name="T236" style:family="text">
      <style:text-properties officeooo:rsid="00e38979"/>
    </style:style>
    <style:style style:name="T237" style:family="text">
      <style:text-properties officeooo:rsid="018b0954"/>
    </style:style>
    <style:style style:name="T238" style:family="text">
      <style:text-properties officeooo:rsid="00e30c4d"/>
    </style:style>
    <style:style style:name="T239" style:family="text">
      <style:text-properties officeooo:rsid="00e3f31c"/>
    </style:style>
    <style:style style:name="T240" style:family="text">
      <style:text-properties officeooo:rsid="00e354f6"/>
    </style:style>
    <style:style style:name="T241" style:family="text">
      <style:text-properties officeooo:rsid="00e51832"/>
    </style:style>
    <style:style style:name="T242" style:family="text">
      <style:text-properties officeooo:rsid="00e880ab"/>
    </style:style>
    <style:style style:name="T243" style:family="text">
      <style:text-properties officeooo:rsid="00e8e590"/>
    </style:style>
    <style:style style:name="T244" style:family="text">
      <style:text-properties officeooo:rsid="00eb0a3f"/>
    </style:style>
    <style:style style:name="T245" style:family="text">
      <style:text-properties officeooo:rsid="0191a1ba"/>
    </style:style>
    <style:style style:name="T246" style:family="text">
      <style:text-properties officeooo:rsid="018fdd39"/>
    </style:style>
    <style:style style:name="T247" style:family="text">
      <style:text-properties officeooo:rsid="00ea4c6b"/>
    </style:style>
    <style:style style:name="T248" style:family="text">
      <style:text-properties officeooo:rsid="00eb6e7d"/>
    </style:style>
    <style:style style:name="T249" style:family="text">
      <style:text-properties officeooo:rsid="00eccbe4"/>
    </style:style>
    <style:style style:name="T250" style:family="text">
      <style:text-properties officeooo:rsid="00ed0879"/>
    </style:style>
    <style:style style:name="T251" style:family="text">
      <style:text-properties officeooo:rsid="00eefdc2"/>
    </style:style>
    <style:style style:name="T252" style:family="text">
      <style:text-properties officeooo:rsid="00ef75d3"/>
    </style:style>
    <style:style style:name="T253" style:family="text">
      <style:text-properties officeooo:rsid="00f23511"/>
    </style:style>
    <style:style style:name="T254" style:family="text">
      <style:text-properties officeooo:rsid="00f1fe25"/>
    </style:style>
    <style:style style:name="T255" style:family="text">
      <style:text-properties officeooo:rsid="00f119d6"/>
    </style:style>
    <style:style style:name="T256" style:family="text">
      <style:text-properties officeooo:rsid="00f4a65c"/>
    </style:style>
    <style:style style:name="T257" style:family="text">
      <style:text-properties officeooo:rsid="00f57127"/>
    </style:style>
    <style:style style:name="T258" style:family="text">
      <style:text-properties officeooo:rsid="00f4cad6"/>
    </style:style>
    <style:style style:name="T259" style:family="text">
      <style:text-properties officeooo:rsid="00f62ef1"/>
    </style:style>
    <style:style style:name="T260" style:family="text">
      <style:text-properties officeooo:rsid="00f764d2"/>
    </style:style>
    <style:style style:name="T261" style:family="text">
      <style:text-properties officeooo:rsid="00f922d6"/>
    </style:style>
    <style:style style:name="T262" style:family="text">
      <style:text-properties officeooo:rsid="00f97812"/>
    </style:style>
    <style:style style:name="T263" style:family="text">
      <style:text-properties officeooo:rsid="00fbd51a"/>
    </style:style>
    <style:style style:name="T264" style:family="text">
      <style:text-properties officeooo:rsid="010402b6"/>
    </style:style>
    <style:style style:name="T265" style:family="text">
      <style:text-properties officeooo:rsid="00fed9c9"/>
    </style:style>
    <style:style style:name="T266" style:family="text">
      <style:text-properties officeooo:rsid="00fd2892"/>
    </style:style>
    <style:style style:name="T267" style:family="text">
      <style:text-properties officeooo:rsid="01007748"/>
    </style:style>
    <style:style style:name="T268" style:family="text">
      <style:text-properties officeooo:rsid="0105f938"/>
    </style:style>
    <style:style style:name="T269" style:family="text">
      <style:text-properties officeooo:rsid="0107df7a"/>
    </style:style>
    <style:style style:name="T270" style:family="text">
      <style:text-properties officeooo:rsid="010c2bcc"/>
    </style:style>
    <style:style style:name="T271" style:family="text">
      <style:text-properties officeooo:rsid="010ac063"/>
    </style:style>
    <style:style style:name="T272" style:family="text">
      <style:text-properties officeooo:rsid="010d438e"/>
    </style:style>
    <style:style style:name="T273" style:family="text">
      <style:text-properties officeooo:rsid="010d716e"/>
    </style:style>
    <style:style style:name="T274" style:family="text">
      <style:text-properties officeooo:rsid="010e353a"/>
    </style:style>
    <style:style style:name="T275" style:family="text">
      <style:text-properties officeooo:rsid="011040c1"/>
    </style:style>
    <style:style style:name="T276" style:family="text">
      <style:text-properties officeooo:rsid="0111a5db"/>
    </style:style>
    <style:style style:name="T277" style:family="text">
      <style:text-properties officeooo:rsid="0193cedf"/>
    </style:style>
    <style:style style:name="T278" style:family="text">
      <style:text-properties officeooo:rsid="019cdb54"/>
    </style:style>
    <style:style style:name="T279" style:family="text">
      <style:text-properties officeooo:rsid="01952331"/>
    </style:style>
    <style:style style:name="T280" style:family="text">
      <style:text-properties officeooo:rsid="019bc2aa"/>
    </style:style>
    <style:style style:name="T281" style:family="text">
      <style:text-properties fo:font-weight="bold" officeooo:rsid="019bc2aa" style:font-weight-asian="bold" style:font-weight-complex="bold"/>
    </style:style>
    <style:style style:name="T282" style:family="text">
      <style:text-properties officeooo:rsid="019515f1"/>
    </style:style>
    <style:style style:name="T283" style:family="text">
      <style:text-properties officeooo:rsid="0196fad0"/>
    </style:style>
    <style:style style:name="T284" style:family="text">
      <style:text-properties officeooo:rsid="0198f653"/>
    </style:style>
    <style:style style:name="T285" style:family="text">
      <style:text-properties officeooo:rsid="019b6a0d"/>
    </style:style>
    <style:style style:name="T286" style:family="text">
      <style:text-properties officeooo:rsid="01177737"/>
    </style:style>
    <style:style style:name="T287" style:family="text">
      <style:text-properties officeooo:rsid="0119dc8b"/>
    </style:style>
    <style:style style:name="T288" style:family="text">
      <style:text-properties fo:font-weight="bold" style:font-weight-asian="bold" style:font-weight-complex="bold"/>
    </style:style>
    <style:style style:name="T289" style:family="text">
      <style:text-properties fo:font-weight="normal" officeooo:rsid="011627a0" style:font-weight-asian="normal" style:font-weight-complex="normal"/>
    </style:style>
    <style:style style:name="T290" style:family="text">
      <style:text-properties officeooo:rsid="0123a1d9"/>
    </style:style>
    <style:style style:name="T291" style:family="text">
      <style:text-properties officeooo:rsid="0125445e"/>
    </style:style>
    <style:style style:name="T292" style:family="text">
      <style:text-properties officeooo:rsid="013c49ec"/>
    </style:style>
    <style:style style:name="T293" style:family="text">
      <style:text-properties officeooo:rsid="013fc871"/>
    </style:style>
    <style:style style:name="T294" style:family="text">
      <style:text-properties officeooo:rsid="0142a9b4"/>
    </style:style>
    <style:style style:name="T295" style:family="text">
      <style:text-properties officeooo:rsid="011d3948"/>
    </style:style>
    <style:style style:name="T296" style:family="text">
      <style:text-properties officeooo:rsid="011f5607"/>
    </style:style>
    <style:style style:name="T297" style:family="text">
      <style:text-properties officeooo:rsid="011df2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ars Without Number – Spike <text:span text:style-name="T1">Drill</text:span> Random Events</text:p>
      <text:p text:style-name="P1"/>
      <text:p text:style-name="P2">Th<text:span text:style-name="T2">is random even table is</text:span> meant for <text:span text:style-name="T3">spicing up </text:span>spike drills in Stars Without Number <text:span text:style-name="T4">Revised</text:span>. <text:span text:style-name="T2">It was made </text:span><text:span text:style-name="T5">for</text:span><text:span text:style-name="T2"> solo play, but it could be used for regular group play.</text:span> <text:span text:style-name="T6">The </text:span><text:span text:style-name="T7">table </text:span><text:span text:style-name="T6">ha</text:span><text:span text:style-name="T7">s</text:span><text:span text:style-name="T6"> references to </text:span><text:span text:style-name="T7">SWN</text:span><text:span text:style-name="T6"> rules and lore, </text:span>so it might take some effort to <text:span text:style-name="T8">convert</text:span> <text:span text:style-name="T9">it</text:span> to other system<text:span text:style-name="T10">s</text:span>. <text:span text:style-name="T11">The expectation is that the ship has one or more PC’s and some NPC crew, with the intermittent passenger tagging along for a ride.</text:span> <text:span text:style-name="T12">Some of the results have rules while others are just </text:span><text:span text:style-name="T13">ideas </text:span><text:span text:style-name="T12">for inspiration.</text:span></text:p>
      <text:p text:style-name="P2"/>
      <text:p text:style-name="P2"><text:span text:style-name="T12">Use the result in a way that makes the most sense, if the </text:span><text:span text:style-name="T14">result</text:span><text:span text:style-name="T12"> is an argument </text:span><text:span text:style-name="T15">between two people</text:span><text:span text:style-name="T12"> but it does not seem natural with the people aboard the ship, you can ignore it or take another result. Usually simply looking at the result above or below is enough to get something you can work with. </text:span><text:span text:style-name="T16">If it does not interest you, then u</text:span><text:span text:style-name="T17">sing the result as merely an inspiration for something interesting is better than using it as </text:span><text:span text:style-name="T18">it</text:span><text:span text:style-name="T17"> is.</text:span></text:p>
      <text:p text:style-name="P3"/>
      <text:p text:style-name="P4">While I wrote some of these myself, many of the results are taken from conversations about random <text:span text:style-name="T19">space events that people in SWN and Traveller communities have had over the years. </text:span><text:span text:style-name="T20">This is merely my combination of them into one table, with edits to make them fit SWN and the tone of each other, along with some new additions. </text:span><text:span text:style-name="T21">Therefore, thanks to the creators of these games and their communities.</text:span></text:p>
      <text:p text:style-name="P5"/>
      <table:table table:name="Table1" table:style-name="Table1">
        <table:table-column table:style-name="Table1.A"/>
        <table:table-column table:style-name="Table1.B"/>
        <table:table-header-rows>
          <table:table-row table:style-name="Table1.1">
            <table:table-cell table:style-name="Table1.A1" office:value-type="string">
              <text:p text:style-name="P6">d100</text:p>
            </table:table-cell>
            <table:table-cell table:style-name="Table1.B1" office:value-type="string">
              <text:p text:style-name="Table_20_Heading">Entry</text:p>
            </table:table-cell>
          </table:table-row>
        </table:table-header-rows>
        <table:table-row table:style-name="Table1.1">
          <table:table-cell table:style-name="Table1.A2" office:value-type="string">
            <text:p text:style-name="Table_20_Contents">1</text:p>
          </table:table-cell>
          <table:table-cell table:style-name="Table1.B2" office:value-type="string">
            <text:p text:style-name="Table_20_Contents">Your trip is smooth and uneventful, you arrive at your destination <text:span text:style-name="T22">as if you had spike drive of 1 level higher.</text:span></text:p>
          </table:table-cell>
        </table:table-row>
        <table:table-row table:style-name="Table1.1">
          <table:table-cell table:style-name="Table1.A2" office:value-type="string">
            <text:p text:style-name="Table_20_Contents">2</text:p>
          </table:table-cell>
          <table:table-cell table:style-name="Table1.B2" office:value-type="string">
            <text:p text:style-name="P7"><text:span text:style-name="T23">Someone snuck a bottle </text:span><text:span text:style-name="T24">of alcohol</text:span><text:span text:style-name="T23"> aboard, or there </text:span><text:span text:style-name="T25">perhaps there </text:span><text:span text:style-name="T23">are no rules </text:span><text:span text:style-name="T26">prohibiting</text:span><text:span text:style-name="T23"> </text:span><text:span text:style-name="T26">bringing </text:span><text:span text:style-name="T23">alcohol on the ship. One or more of the crew is drunk, </text:span><text:span text:style-name="T27">and they are</text:span><text:span text:style-name="T22"> annoy</text:span><text:span text:style-name="T27">ing</text:span><text:span text:style-name="T22"> </text:span><text:span text:style-name="T23">another </text:span><text:span text:style-name="T28">person aboard</text:span><text:span text:style-name="T22">. </text:span><text:span text:style-name="T23">Cha/Talk vs. the morale of the drunk/s to ease the tensions while staying on their good side. On a successful roll you also learn more about them. </text:span><text:span text:style-name="T29">Alternatively you can </text:span><text:span text:style-name="T23">Cha/Lead to berate them. </text:span><text:span text:style-name="T29">On a success, they fall in line and will consider you a bit strict, but fair.</text:span></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You witness a beautiful, <text:span text:style-name="T22">rare</text:span> <text:span text:style-name="T22">visual </text:span>event <text:span text:style-name="T22">as you watch the space fold onto itself in a mind bending manner, forming fractal patterns with wonderful colors.</text:span> </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text:span text:style-name="T22">The pilot is convinced they saw</text:span> <text:span text:style-name="T22">what appeared to be a cargo container</text:span> float past the ship.</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The ship passes by <text:span text:style-name="T30">a section of space that is </text:span>blinding and violent <text:span text:style-name="T30">mess of colors</text:span>. <text:span text:style-name="T30">Since the ship is flied by instrumentation, the pilot closes the shutters.</text:span></text:p>
          </table:table-cell>
        </table:table-row>
        <table:table-row table:style-name="Table1.1">
          <table:table-cell table:style-name="Table1.A2" office:value-type="string">
            <text:p text:style-name="Table_20_Contents">6</text:p>
          </table:table-cell>
          <table:table-cell table:style-name="Table1.B2" office:value-type="string">
            <text:p text:style-name="P8"><text:span text:style-name="T31">One of the </text:span>crate<text:span text:style-name="T31">s in cargo has dangerous contents.</text:span> <text:span text:style-name="T31">A</text:span>gricultural robots <text:span text:style-name="T31">turn out to be</text:span> illegal combat droids when they burst from the crate and try to kill the crew. <text:span text:style-name="T31">A </text:span><text:span text:style-name="T32">container has radioactives, deuterium, tritinium or uranium</text:span><text:span text:style-name="T31">. </text:span><text:span text:style-name="T32">A large container </text:span><text:span text:style-name="T33">with</text:span><text:span text:style-name="T32"> something that is highly illegal contraband on the world you are traveling to. </text:span><text:span text:style-name="T34">A living alien that will attack the crew. </text:span><text:span text:style-name="T35">Harmful chemical </text:span><text:span text:style-name="T36">such as cyanide meant for manufacturing,</text:span><text:span text:style-name="T35"> or </text:span><text:span text:style-name="T37">a</text:span><text:span text:style-name="T35"> s</text:span><text:span text:style-name="T34">ample of infectious disease in </text:span><text:span text:style-name="T38">a </text:span><text:span text:style-name="T34">cracked container. </text:span><text:span text:style-name="T39">Explosives for mining.</text:span></text:p>
          </table:table-cell>
        </table:table-row>
        <table:table-row table:style-name="Table1.1">
          <table:table-cell table:style-name="Table1.A2" office:value-type="string">
            <text:p text:style-name="Table_20_Contents">7</text:p>
          </table:table-cell>
          <table:table-cell table:style-name="Table1.B2" office:value-type="string">
            <text:p text:style-name="P9">A<text:span text:style-name="T30">n asteroid</text:span> is seen floating past the ship, <text:span text:style-name="T40">despite the fact that there shouldn’t be any</text:span>. <text:span text:style-name="T40">Was it merely a trick of the light?</text:span></text:p>
          </table:table-cell>
        </table:table-row>
        <table:table-row table:style-name="Table1.1">
          <table:table-cell table:style-name="Table1.A2" office:value-type="string">
            <text:p text:style-name="P9">8</text:p>
          </table:table-cell>
          <table:table-cell table:style-name="Table1.B2" office:value-type="string">
            <text:p text:style-name="P10">S<text:span text:style-name="T30">pace here is made of non-euclidean s</text:span>urfaces and what should be empty space, folding, refolding, joining in ways that should not, must not be possible. Cascading superposition of quantum parallel universe states. <text:span text:style-name="T41">The sight</text:span> induce<text:span text:style-name="T41">s</text:span> <text:span text:style-name="T41">panic</text:span> and nausea. <text:span text:style-name="T41">T</text:span><text:span text:style-name="T42">he pilot makes a </text:span><text:span text:style-name="T43">Mental saving throw with a bonus of +3 (lowering the saving throw target, making it easier to succeed.</text:span><text:span text:style-name="T44">)</text:span><text:span text:style-name="T43"> </text:span><text:span text:style-name="T45">If the test fails, roll on the spike drill mishap table, </text:span><text:span text:style-name="T43">with a bonus of +3 on the rolls.</text:span></text:p>
          </table:table-cell>
        </table:table-row>
        <table:table-row table:style-name="Table1.1">
          <table:table-cell table:style-name="Table1.A2" office:value-type="string">
            <text:p text:style-name="P11">9</text:p>
          </table:table-cell>
          <table:table-cell table:style-name="Table1.B2" office:value-type="string">
            <text:p text:style-name="Table_20_Contents"><text:span text:style-name="T45">Long into the spike drill, a</text:span><text:span text:style-name="T46"> </text:span><text:span text:style-name="T45">suddenly appearing </text:span><text:span text:style-name="T46">wave of metadimensional energy </text:span><text:span text:style-name="T45">prevents using the intended path. It crashes</text:span><text:span text:style-name="T46"> </text:span><text:span text:style-name="T42">onto the ship unless the pilot makes a </text:span>Con/Pilot <text:span text:style-name="T47">check with difficulty 7</text:span>. <text:span text:style-name="T47">If the test fails, roll on the spike drill mishap table, </text:span><text:span text:style-name="T41">with a bonus of +3 on the rolls.</text:span></text:p>
          </table:table-cell>
        </table:table-row>
        <table:table-row table:style-name="Table1.1">
          <table:table-cell table:style-name="Table1.A2" office:value-type="string">
            <text:p text:style-name="Table_20_Contents">10</text:p>
          </table:table-cell>
          <table:table-cell table:style-name="Table1.B2" office:value-type="string">
            <text:p text:style-name="P12">The crew discusses the “Night Journey of the Prophet Tiberius”, a tale from the creed known as the Book of the Sky, <text:span text:style-name="T48">in</text:span> which a lone man piloted and navigated a ship through metadimension for six days without a day of experience, successfully reaching his target.</text:p>
          </table:table-cell>
        </table:table-row>
        <table:table-row table:style-name="Table1.1">
          <table:table-cell table:style-name="Table1.A2" office:value-type="string">
            <text:p text:style-name="Table_20_Contents">11</text:p>
          </table:table-cell>
          <table:table-cell table:style-name="Table1.B2" office:value-type="string">
            <text:p text:style-name="Table_20_Contents"><text:span text:style-name="T49">A</text:span> member of the crew <text:span text:style-name="T49">is </text:span>writing sigils on the <text:span text:style-name="T49">ship</text:span> in chalk. <text:span text:style-name="T50">It is merely an unusual good luck charm, but some might not appreciate it.</text:span></text:p>
          </table:table-cell>
        </table:table-row>
        <table:table-row table:style-name="Table1.1">
          <table:table-cell table:style-name="Table1.A2" office:value-type="string">
            <text:p text:style-name="Table_20_Contents">12</text:p>
          </table:table-cell>
          <table:table-cell table:style-name="Table1.B2" office:value-type="string">
            <text:p text:style-name="P13">The crew discusses <text:span text:style-name="T23">expert systems,</text:span> VI and AI, <text:span text:style-name="T23">the topics including such as their intelligence, the probability that they go insane and how they compare to humans in tasks relevant for the crew</text:span>. If there is a VI or AI aboard, they might get offended by a casual remark made by a crew member. If there are none, but there is a person with decent understanding of the subject, they are frustrated by the lack of knowledge and belief based on rumors rather than facts.</text:p>
          </table:table-cell>
        </table:table-row>
        <table:table-row table:style-name="Table1.1">
          <table:table-cell table:style-name="Table1.A2" office:value-type="string">
            <text:p text:style-name="Table_20_Contents">13</text:p>
          </table:table-cell>
          <table:table-cell table:style-name="Table1.B2" office:value-type="string">
            <text:p text:style-name="Table_20_Contents">A member of the crew has <text:span text:style-name="T51">had some their belongings</text:span> disappeared! <text:span text:style-name="T51">Did they lose it or was it stolen?</text:span></text:p>
          </table:table-cell>
        </table:table-row>
        <text:soft-page-break/>
        <table:table-row table:style-name="Table1.1">
          <table:table-cell table:style-name="Table1.A2" office:value-type="string">
            <text:p text:style-name="Table_20_Contents">14</text:p>
          </table:table-cell>
          <table:table-cell table:style-name="Table1.B2" office:value-type="string">
            <text:p text:style-name="Table_20_Contents">The ship <text:span text:style-name="T52">shakes lightly for a while, possibly causing alarm in those unused to interstellar travel.</text:span></text:p>
          </table:table-cell>
        </table:table-row>
        <table:table-row table:style-name="Table1.1">
          <table:table-cell table:style-name="Table1.A2" office:value-type="string">
            <text:p text:style-name="Table_20_Contents">15</text:p>
          </table:table-cell>
          <table:table-cell table:style-name="Table1.B2" office:value-type="string">
            <text:p text:style-name="P14"><text:span text:style-name="T53">A crew member has somehow procured an</text:span> “AI <text:span text:style-name="T53">core</text:span>” that “fell off the back of a space-truck”. <text:span text:style-name="T54">If they are not tech-savvy or they are gullible, t</text:span><text:span text:style-name="T53">hey </text:span><text:span text:style-name="T54">get</text:span><text:span text:style-name="T53"> interested in if it could be installed</text:span> into your ship's nav system. Wis/Pilot <text:span text:style-name="T53">or Wis/Fix </text:span><text:span text:style-name="T54">skill check against difficulty 8 for them to realize it is a bad idea. </text:span><text:span text:style-name="T55">On a failure, they install a program that attempts to </text:span>solve complex mathematical puzzles to validate <text:span text:style-name="T55">imaginary monetary </text:span>transactions. <text:span text:style-name="T55">Until removed with an Int/Program check against difficulty 8, it will drain system resources and give a -1 penalty to anything related to navigation. </text:span><text:span text:style-name="T56">Anyone with familiarity with navigation systems will notice something is wrong with the system. </text:span><text:span text:style-name="T57">It cannot be used for profit as it was made only as a prototype.</text:span></text:p>
          </table:table-cell>
        </table:table-row>
        <table:table-row table:style-name="Table1.1">
          <table:table-cell table:style-name="Table1.A2" office:value-type="string">
            <text:p text:style-name="Table_20_Contents">16</text:p>
          </table:table-cell>
          <table:table-cell table:style-name="Table1.B2" office:value-type="string">
            <text:p text:style-name="Table_20_Contents"><text:span text:style-name="T58">Everyone aboard feels weird deacceleration, as if the ship is unable to compensate for the ship slowing down, despite the fact that the spike drill </text:span><text:span text:style-name="T59">is</text:span><text:span text:style-name="T58"> far from over. Th</text:span>e entire ship hums and vibrates <text:span text:style-name="T58">softly</text:span>. <text:span text:style-name="T58">Those looking outside can see </text:span>the stars <text:span text:style-name="T58">reappear briefly in purple color </text:span><text:span text:style-name="T60">as the universe redshifts. T</text:span>hen <text:span text:style-name="T60">they </text:span>disappear <text:span text:style-name="T60">again </text:span><text:span text:style-name="T61">and the journey continues </text:span><text:span text:style-name="T62">as normal</text:span>.</text:p>
          </table:table-cell>
        </table:table-row>
        <table:table-row table:style-name="Table1.1">
          <table:table-cell table:style-name="Table1.A2" office:value-type="string">
            <text:p text:style-name="Table_20_Contents">17</text:p>
          </table:table-cell>
          <table:table-cell table:style-name="Table1.B2" office:value-type="string">
            <text:p text:style-name="Table_20_Contents">You fly through a multitude of colours and shapes as if diving through the clouds of a thousand nebulas. <text:span text:style-name="T63">Anyone artistically inclined is inspired and gets a +2 bonus to their next roll to perform or create a work of art.</text:span></text:p>
          </table:table-cell>
        </table:table-row>
        <table:table-row table:style-name="Table1.1">
          <table:table-cell table:style-name="Table1.A2" office:value-type="string">
            <text:p text:style-name="Table_20_Contents">18</text:p>
          </table:table-cell>
          <table:table-cell table:style-name="Table1.B2" office:value-type="string">
            <text:p text:style-name="P15">Are we there yet? Somehow the drill is taking longer than usual, taking 1,5 times the base time. <text:span text:style-name="T64">The crew gets bored. Roll again on this table. If the result would make the drill take longer, use the result that is higher. If the result would make the drill takes less time, the ship arrives in base time.</text:span></text:p>
          </table:table-cell>
        </table:table-row>
        <table:table-row table:style-name="Table1.1">
          <table:table-cell table:style-name="Table1.A2" office:value-type="string">
            <text:p text:style-name="Table_20_Contents">19</text:p>
          </table:table-cell>
          <table:table-cell table:style-name="Table1.B2" office:value-type="string">
            <text:p text:style-name="P16"><text:span text:style-name="T65">The pilot must quickly maneuver to </text:span>prevent the ship from flying into a <text:span text:style-name="T65">suddenly appearing </text:span>ghost mass. <text:span text:style-name="T65">To avoid it crashing onto the ship, </text:span><text:span text:style-name="T42">the pilot </text:span><text:span text:style-name="T66">makes a quick swerve. Roll </text:span><text:span text:style-name="T42">a </text:span><text:span text:style-name="T66">Dex</text:span>/Pilot <text:span text:style-name="T47">check with difficulty </text:span><text:span text:style-name="T65">8</text:span>. <text:span text:style-name="T47">If the test fails, </text:span><text:span text:style-name="T65">the ship is off-course </text:span><text:span text:style-name="T63">and the drill takes twice as long.</text:span></text:p>
          </table:table-cell>
        </table:table-row>
        <table:table-row table:style-name="Table1.1">
          <table:table-cell table:style-name="Table1.A2" office:value-type="string">
            <text:p text:style-name="Table_20_Contents">20</text:p>
          </table:table-cell>
          <table:table-cell table:style-name="Table1.B2" office:value-type="string">
            <text:p text:style-name="Table_20_Contents"><text:span text:style-name="T67">The </text:span>passing through <text:span text:style-name="T67">the</text:span> metadimensional space is <text:span text:style-name="T67">always </text:span>like passing through the mother of all coronal ejection events, <text:span text:style-name="T67">but this is even more still</text:span>. Everything <text:span text:style-name="T67">aboard is getting</text:span> saturated with named and nameless energies and nothing but the simplest electronics work exactly right. <text:span text:style-name="T67">Expert systems and</text:span> ordinary VI’<text:span text:style-name="T67">s are </text:span>glitch<text:span text:style-name="T67">ing more than usual, being almost entirely incapable of acting </text:span><text:span text:style-name="T68">until the journey is over</text:span><text:span text:style-name="T67">. </text:span><text:span text:style-name="T68">PC VI’s merely suffer -1 penalty to all skill rolls. Roll again on this table.</text:span></text:p>
          </table:table-cell>
        </table:table-row>
        <table:table-row table:style-name="Table1.1">
          <table:table-cell table:style-name="Table1.A2" office:value-type="string">
            <text:p text:style-name="Table_20_Contents">21</text:p>
          </table:table-cell>
          <table:table-cell table:style-name="Table1.B2" office:value-type="string">
            <text:p text:style-name="P17">A crew member starts a gambling ring and someone loses a lot of money. They accuse the winner of cheating. <text:span text:style-name="T69">The result depends on the personality of the people involved and if someone intervenes, but the most likely result is the beginning of a grudge </text:span><text:span text:style-name="T70">rather than violence</text:span><text:span text:style-name="T69">.</text:span></text:p>
          </table:table-cell>
        </table:table-row>
        <table:table-row table:style-name="Table1.1">
          <table:table-cell table:style-name="Table1.A2" office:value-type="string">
            <text:p text:style-name="Table_20_Contents">22</text:p>
          </table:table-cell>
          <table:table-cell table:style-name="Table1.B2" office:value-type="string">
            <text:p text:style-name="Table_20_Contents"><text:span text:style-name="T71">The crew discusses pretech, the a</text:span>ncient, advanced technology. <text:span text:style-name="T71">It is</text:span> high <text:span text:style-name="T71">in</text:span> demand <text:span text:style-name="T71">and</text:span> many are willing to pay any cost to claim it. <text:span text:style-name="T71">They throw around ideas of where it might be possible to find some, such as </text:span>pre-Scream labs, <text:span text:style-name="T71">bases and abandoned cities. </text:span><text:span text:style-name="T72">Someone brings up how dangerous such places can be, since you never know what defenses such places could have. Despite that, someone claims to know of a world where there are pre-Scream sites and they want to go there.</text:span></text:p>
          </table:table-cell>
        </table:table-row>
        <table:table-row table:style-name="Table1.1">
          <table:table-cell table:style-name="Table1.A2" office:value-type="string">
            <text:p text:style-name="Table_20_Contents">23</text:p>
          </table:table-cell>
          <table:table-cell table:style-name="Table1.B2" office:value-type="string">
            <text:p text:style-name="Table_20_Contents"><text:span text:style-name="T72">One of the higher ranking crew members </text:span>finds excess cargo from their last trip, and shares the contents with the group. (Spices, alcohol, etc.)</text:p>
          </table:table-cell>
        </table:table-row>
        <text:soft-page-break/>
        <table:table-row table:style-name="Table1.1">
          <table:table-cell table:style-name="Table1.A2" office:value-type="string">
            <text:p text:style-name="Table_20_Contents">24</text:p>
          </table:table-cell>
          <table:table-cell table:style-name="Table1.B2" office:value-type="string">
            <text:p text:style-name="P18">Everyone is talkative during a particularly boring, uneventful journey. PC’s may roll Cha/Talk against difficulty 10 to befriend a randomly selected npc and learn more about them.</text:p>
          </table:table-cell>
        </table:table-row>
        <table:table-row table:style-name="Table1.1">
          <table:table-cell table:style-name="Table1.A2" office:value-type="string">
            <text:p text:style-name="Table_20_Contents">25</text:p>
          </table:table-cell>
          <table:table-cell table:style-name="Table1.B2" office:value-type="string">
            <text:p text:style-name="Table_20_Contents">Two crew members are playing <text:span text:style-name="T73">a board game, such as chess</text:span>. <text:span text:style-name="T73">If the spike drive rating of the ship is drive-1, t</text:span>he ship shifts <text:span text:style-name="T73">unexpectedly</text:span>, causing <text:span text:style-name="T73">some</text:span> of the pieces to slide off <text:span text:style-name="T73">board. </text:span><text:span text:style-name="T74">Otherwise they play the game to completion, the winner being whoever has higher Int/Know modifier total, or randomly chosen if tied.</text:span></text:p>
          </table:table-cell>
        </table:table-row>
        <table:table-row table:style-name="Table1.1">
          <table:table-cell table:style-name="Table1.A2" office:value-type="string">
            <text:p text:style-name="Table_20_Contents">26</text:p>
          </table:table-cell>
          <table:table-cell table:style-name="Table1.B2" office:value-type="string">
            <text:p text:style-name="P19"><text:span text:style-name="T75">A crew member is offering the crew </text:span>SuRteHDs, <text:span text:style-name="Strong_20_Emphasis"><text:span text:style-name="T76">Single-Use Ready-To-Eat Hot Dog</text:span></text:span><text:span text:style-name="Strong_20_Emphasis"><text:span text:style-name="T77">s.</text:span></text:span> <text:span text:style-name="T75">They </text:span>are what could only be described as a bizarre mash-up between a Bunsen burner, a test tube with a mystery meat sausage inside, and a large dose of impractical genius. A small switch (with sliding cover as a minimal measure towards accidental activation) is used to set off a slow-burning charge of thermite to produce a boiled sausage within minutes.</text:p>
          </table:table-cell>
        </table:table-row>
        <table:table-row table:style-name="Table1.1">
          <table:table-cell table:style-name="Table1.A2" office:value-type="string">
            <text:p text:style-name="Table_20_Contents">27</text:p>
          </table:table-cell>
          <table:table-cell table:style-name="Table1.B2" office:value-type="string">
            <text:p text:style-name="Table_20_Contents"><text:span text:style-name="T78">While most of the crew is sleeping the ship goes through an unusual current</text:span>, and one of the crew claims to hear it speaking/singing to them.</text:p>
          </table:table-cell>
        </table:table-row>
        <table:table-row table:style-name="Table1.1">
          <table:table-cell table:style-name="Table1.A2" office:value-type="string">
            <text:p text:style-name="Table_20_Contents">28</text:p>
          </table:table-cell>
          <table:table-cell table:style-name="Table1.B2" office:value-type="string">
            <text:p text:style-name="P20">A crew member is telling ghost stories of pretech bunkers filled with people from the time before the scream, kept alive by the pretech that has given them psionic powers but also made them insane. Then a group of people much like your crew enters the bunker to loot the pretech inside...</text:p>
          </table:table-cell>
        </table:table-row>
        <table:table-row table:style-name="Table1.1">
          <table:table-cell table:style-name="Table1.A2" office:value-type="string">
            <text:p text:style-name="Table_20_Contents">29</text:p>
          </table:table-cell>
          <table:table-cell table:style-name="Table1.B2" office:value-type="string">
            <text:p text:style-name="Table_20_Contents">When you arrive, the return from the metadimension hits the crew hard. For some it is like falling asleep, just really rapidly. But you stay conscious the entire time. For other people though, it is a bit more like dying. Or at least a feeling of oblivion where consciousness is separated from <text:span text:style-name="T79">the</text:span> body. <text:span text:style-name="T79">Everyone gets -1 to all skill checks for a day.</text:span></text:p>
          </table:table-cell>
        </table:table-row>
        <table:table-row table:style-name="Table1.1">
          <table:table-cell table:style-name="Table1.A2" office:value-type="string">
            <text:p text:style-name="Table_20_Contents">30</text:p>
          </table:table-cell>
          <table:table-cell table:style-name="Table1.B2" office:value-type="string">
            <text:p text:style-name="P21"><text:span text:style-name="T80">Space is like a </text:span>black lava lamp with an even blacker background – th<text:span text:style-name="T80">e</text:span> sort of movement in the darkness that only registers in your peripheral vision but there's nothing you can focus on.</text:p>
          </table:table-cell>
        </table:table-row>
        <table:table-row table:style-name="Table1.1">
          <table:table-cell table:style-name="Table1.A2" office:value-type="string">
            <text:p text:style-name="Table_20_Contents">31</text:p>
          </table:table-cell>
          <table:table-cell table:style-name="Table1.B2" office:value-type="string">
            <text:p text:style-name="P22"><text:span text:style-name="T81">Someone</text:span><text:span text:style-name="T80"> with Know or Pilot is explaining </text:span><text:span text:style-name="T81">outdated understanding of FTL travel to </text:span><text:span text:style-name="T82">a listener</text:span><text:span text:style-name="T81"> who is feigning interest. “</text:span>Prior to the <text:span text:style-name="T81">22nd</text:span> century, there was one primary thought process for <text:span text:style-name="T80">FTL travel</text:span> – the object needed to be propelled, in some way, faster than the speed of light. <text:span text:style-name="T80">That </text:span>way of thinking <text:span text:style-name="T80">wasn’t changed until the invention of </text:span>Spike Drive, a method of FTL travel by changing the state of reality into one where FTL travel was possible.” <text:span text:style-name="T81">The listener is nodding politely as the speaker continues their explanation.</text:span></text:p>
          </table:table-cell>
        </table:table-row>
        <table:table-row table:style-name="Table1.1">
          <table:table-cell table:style-name="Table1.A2" office:value-type="string">
            <text:p text:style-name="Table_20_Contents">32</text:p>
          </table:table-cell>
          <table:table-cell table:style-name="Table1.B2" office:value-type="string">
            <text:p text:style-name="P23">If one of the <text:span text:style-name="T83">people aboard</text:span> is in trouble with <text:span text:style-name="T84">the </text:span>law, <text:span text:style-name="T85">or has been</text:span>, and another is <text:span text:style-name="T86">armed and mysterious (or openly a bounty hunter/</text:span><text:span text:style-name="T87">mercenary</text:span><text:span text:style-name="T86">),</text:span> they'll think the “bounty hunter” is after them. <text:span text:style-name="T88">Perhaps</text:span> it is revealed the<text:span text:style-name="T89">y really were after someone, but the</text:span> target is <text:span text:style-name="T90">actually </text:span>some<text:span text:style-name="T91">one else</text:span>.</text:p>
          </table:table-cell>
        </table:table-row>
        <table:table-row table:style-name="Table1.1">
          <table:table-cell table:style-name="Table1.A2" office:value-type="string">
            <text:p text:style-name="Table_20_Contents">33</text:p>
          </table:table-cell>
          <table:table-cell table:style-name="Table1.B2" office:value-type="string">
            <text:p text:style-name="P21"><text:span text:style-name="T92">The ship reaches its destination. </text:span><text:span text:style-name="T93">The people aboard feel a</text:span>n enormous pressure that pushes from everywhere, <text:span text:style-name="T93">l</text:span>ike a heavy blanket over <text:span text:style-name="T93">ones</text:span> mind. <text:span text:style-name="T80">The pressure eases quickly after </text:span><text:span text:style-name="T94">the</text:span><text:span text:style-name="T80"> ship exits the metadimension.</text:span></text:p>
          </table:table-cell>
        </table:table-row>
        <table:table-row table:style-name="Table1.1">
          <table:table-cell table:style-name="Table1.A2" office:value-type="string">
            <text:p text:style-name="Table_20_Contents">34</text:p>
          </table:table-cell>
          <table:table-cell table:style-name="Table1.B2" office:value-type="string">
            <text:p text:style-name="P24">During the travel, if there are <text:span text:style-name="T95">NPC </text:span>VI’s aboard, one of them shuts down for several hours due to disruption caused by the currents in the metaspace.</text:p>
          </table:table-cell>
        </table:table-row>
        <table:table-row table:style-name="Table1.1">
          <table:table-cell table:style-name="Table1.A2" office:value-type="string">
            <text:p text:style-name="Table_20_Contents">35</text:p>
          </table:table-cell>
          <table:table-cell table:style-name="Table1.B2" office:value-type="string">
            <text:p text:style-name="P23">You picked up Hull Rust in the last port, a dangerous metal-eating silicone-based bacteria. It begins to create breaches all around the ship as you travel, reacting oddly to the conditions. You can't go outsid<text:span text:style-name="T96">e</text:span>, so you must deal with these from inside, probably retreating from the hull and trying to make a <text:span text:style-name="T97">s</text:span>afe <text:span text:style-name="T97">z</text:span>one until you egress back again.</text:p>
          </table:table-cell>
        </table:table-row>
        <table:table-row table:style-name="Table1.1">
          <table:table-cell table:style-name="Table1.A2" office:value-type="string">
            <text:p text:style-name="Table_20_Contents">36</text:p>
          </table:table-cell>
          <table:table-cell table:style-name="Table1.B2" office:value-type="string">
            <text:p text:style-name="P22">One of the crew members takes a drink before the arrival. While there are drugs that could help the brain cope a little better with <text:span text:style-name="T98">spike drills</text:span>, the old spacers standby is alcohol.</text:p>
          </table:table-cell>
        </table:table-row>
        <text:soft-page-break/>
        <table:table-row table:style-name="Table1.1">
          <table:table-cell table:style-name="Table1.A2" office:value-type="string">
            <text:p text:style-name="Table_20_Contents">37</text:p>
          </table:table-cell>
          <table:table-cell table:style-name="Table1.B2" office:value-type="string">
            <text:p text:style-name="P25"><text:span text:style-name="T99">The artificial gravity on the ship is suddenly strengthened. Either it is a </text:span>Gravity Plate malfunction, <text:span text:style-name="T99">or s</text:span>omeone fat-fingered a config update and changed internal gravity <text:span text:style-name="T99">to maximum. Someone has to carefully walk </text:span><text:span text:style-name="T100">over to </text:span><text:span text:style-name="T99">check the </text:span><text:span text:style-name="T100">Gravity Plate’s state. They r</text:span><text:span text:style-name="T66">oll </text:span><text:span text:style-name="T42">a </text:span><text:span text:style-name="T101">Str</text:span><text:span text:style-name="T100">/Exert </text:span><text:span text:style-name="T47">check with difficulty </text:span><text:span text:style-name="T100">7. </text:span><text:span text:style-name="T102">Whether they succeed or not the gravity is eventually restored to normal. </text:span><text:span text:style-name="T103">I</text:span><text:span text:style-name="T47">f the test fails, </text:span><text:span text:style-name="T100">they fall and are mildly injured, suffering </text:span><text:span text:style-name="T102">1d4 damage that cannot lower them below 1 HP. </text:span><text:span text:style-name="T104">They cannot regain this HP lost by resting until arrival.</text:span><text:span text:style-name="T102"> They will </text:span><text:span text:style-name="T103">also get</text:span><text:span text:style-name="T102"> a -1 modifier to all skill checks for 1 day after arrival </text:span><text:span text:style-name="T105">due to the injury</text:span><text:span text:style-name="T102">.</text:span></text:p>
          </table:table-cell>
        </table:table-row>
        <table:table-row table:style-name="Table1.1">
          <table:table-cell table:style-name="Table1.A2" office:value-type="string">
            <text:p text:style-name="Table_20_Contents">38</text:p>
          </table:table-cell>
          <table:table-cell table:style-name="Table1.B2" office:value-type="string">
            <text:p text:style-name="P26">“<text:span text:style-name="T106">Spike drill is </text:span>complete, <text:span text:style-name="T107">we have arrived</text:span>” sa<text:span text:style-name="T106">ys</text:span> <text:span text:style-name="T106">the</text:span> voice from the intercom, “<text:span text:style-name="T107">minimal deviation. All systems are go</text:span>. – <text:span text:style-name="T107">Wait, what is that?</text:span>” <text:span text:style-name="T107">Upon you arrival to the destination system, your ship’s sensors immediately detect something. It is most likely a </text:span><text:span text:style-name="T108">traveling </text:span><text:span text:style-name="T107">ship </text:span><text:span text:style-name="T109">or a probe </text:span><text:span text:style-name="T108">launched by a polity in the system to keep an eye on ships coming and going out of the system</text:span><text:span text:style-name="T109">,</text:span><text:span text:style-name="T107"> but it could a</text:span><text:span text:style-name="T109">lso be a refueling station or </text:span><text:span text:style-name="T110">some </text:span><text:span text:style-name="T109">other kind of</text:span><text:span text:style-name="T107"> </text:span><text:span text:style-name="T111">a </text:span><text:span text:style-name="T109">small station that has just been towed to the edge of the system.</text:span></text:p>
          </table:table-cell>
        </table:table-row>
        <table:table-row table:style-name="Table1.1">
          <table:table-cell table:style-name="Table1.A2" office:value-type="string">
            <text:p text:style-name="Table_20_Contents">39</text:p>
          </table:table-cell>
          <table:table-cell table:style-name="Table1.B2" office:value-type="string">
            <text:p text:style-name="P23">Artificial gravity <text:span text:style-name="T96">is somehow</text:span> oriented <text:span text:style-name="T104">slightly </text:span>to the port side <text:span text:style-name="T112">during the travel.</text:span></text:p>
          </table:table-cell>
        </table:table-row>
        <table:table-row table:style-name="Table1.1">
          <table:table-cell table:style-name="Table1.A2" office:value-type="string">
            <text:p text:style-name="Table_20_Contents">40</text:p>
          </table:table-cell>
          <table:table-cell table:style-name="Table1.B2" office:value-type="string">
            <text:p text:style-name="P27">During the journey, <text:span text:style-name="T113">something that will be troublesome happens, </text:span><text:span text:style-name="T114">choose or</text:span><text:span text:style-name="T113"> roll 1d6: </text:span><text:span text:style-name="T115">1.</text:span><text:span text:style-name="T113"> </text:span>Disease. <text:span text:style-name="T115">2.</text:span> <text:span text:style-name="T113">P</text:span>roblem Passengers. <text:span text:style-name="T115">3.</text:span><text:span text:style-name="T116"> O</text:span>n-board Romance. <text:span text:style-name="T115">4.</text:span><text:span text:style-name="T113"> </text:span>Madness <text:span text:style-name="T115">5. </text:span>Sabotage. <text:span text:style-name="T115">6.</text:span><text:span text:style-name="T113"> </text:span>Murder.</text:p>
          </table:table-cell>
        </table:table-row>
        <table:table-row table:style-name="Table1.1">
          <table:table-cell table:style-name="Table1.A2" office:value-type="string">
            <text:p text:style-name="Table_20_Contents">41</text:p>
          </table:table-cell>
          <table:table-cell table:style-name="Table1.B2" office:value-type="string">
            <text:p text:style-name="P28"><text:span text:style-name="T104">Someone aboard suffers from drill sickness. </text:span><text:span text:style-name="T41">T</text:span><text:span text:style-name="T42">he</text:span><text:span text:style-name="T44">y</text:span><text:span text:style-name="T42"> make a </text:span><text:span text:style-name="T44">Physical</text:span><text:span text:style-name="T43"> saving throw with a bonus of +</text:span><text:span text:style-name="T117">2</text:span><text:span text:style-name="T43"> (lowering the saving throw target, making it easier to succeed.</text:span><text:span text:style-name="T44">)</text:span><text:span text:style-name="T43"> </text:span><text:span text:style-name="T45">If the test fails, </text:span><text:span text:style-name="T117">they suffer a penalty until 1 day after arrival</text:span><text:span text:style-name="T43">. </text:span><text:span text:style-name="T117">Roll 1d</text:span><text:span text:style-name="T118">6</text:span><text:span text:style-name="T117">: </text:span><text:span text:style-name="T119">1.</text:span><text:span text:style-name="T104"> </text:span>Mild deafness result<text:span text:style-name="T120">s</text:span> in -2 <text:span text:style-name="T121">penalty</text:span> to <text:span text:style-name="T120">any Notice checks when appropriate. </text:span><text:span text:style-name="T122">2.</text:span><text:span text:style-name="T120"> Insomnia prevents regaining HP when resting. </text:span><text:span text:style-name="T123">3-</text:span><text:span text:style-name="T124">4</text:span><text:span text:style-name="T123">.</text:span><text:span text:style-name="T125"> Shaking hands gives -1 penalty to Shoot, Pilot &amp; Fix. </text:span><text:span text:style-name="T124">5-6</text:span><text:span text:style-name="T123">.</text:span><text:span text:style-name="T125"> </text:span>Nausea <text:span text:style-name="T121">results in </text:span>-<text:span text:style-name="T121">1 penalty to</text:span> any physical skill checks <text:span text:style-name="T121">&amp;</text:span> <text:span text:style-name="T121">P</text:span>hysical saving throws.</text:p>
          </table:table-cell>
        </table:table-row>
        <table:table-row table:style-name="Table1.1">
          <table:table-cell table:style-name="Table1.A2" office:value-type="string">
            <text:p text:style-name="Table_20_Contents">42</text:p>
          </table:table-cell>
          <table:table-cell table:style-name="Table1.B2" office:value-type="string">
            <text:p text:style-name="P29"><text:span text:style-name="T126">If there is someone aboard who has little experience with space travel and also has a low Morale, then they get anxious about the drill. Cha/Lead roll against their Morale can be tried by one person to calm them down. If the check fails, the distressed person gets -2 on all skill rolls until the end of the first scene after the arrival, </text:span><text:span text:style-name="T127">and then they get a -1 on all skill rolls until the end of the first scene after they get to a “safe” location, e.g. landing on a planet or docking at a station.</text:span></text:p>
          </table:table-cell>
        </table:table-row>
        <table:table-row table:style-name="Table1.1">
          <table:table-cell table:style-name="Table1.A2" office:value-type="string">
            <text:p text:style-name="Table_20_Contents">43</text:p>
          </table:table-cell>
          <table:table-cell table:style-name="Table1.B2" office:value-type="string">
            <text:p text:style-name="P30"><text:span text:style-name="T127">Someone aboard is caught using Captivax, a drug d</text:span>esigned to increase memory related functions and speed up other mental processes. These red capsules are a popular party drug, widely appreciated for their effect on creativity. They are, of course, highly addictive. It takes 2d6 minutes for Captivax to take effect but lasts for 3 hours. It gives the user +<text:span text:style-name="T127">1</text:span> to Int, Cha <text:span text:style-name="T127">&amp; Notice rolls. If it fits better, replace Captivax with what is the most likely drug for someone on the ship to have.</text:span></text:p>
          </table:table-cell>
        </table:table-row>
        <table:table-row table:style-name="Table1.1">
          <table:table-cell table:style-name="Table1.A2" office:value-type="string">
            <text:p text:style-name="Table_20_Contents">44</text:p>
          </table:table-cell>
          <table:table-cell table:style-name="Table1.B2" office:value-type="string">
            <text:p text:style-name="Table_20_Contents"><text:span text:style-name="T128">A PC</text:span> wake<text:span text:style-name="T128">s</text:span> up realizing <text:span text:style-name="T128">they</text:span> have been <text:span text:style-name="T128">in deep sleep, having a vivid dream</text:span>. <text:span text:style-name="T128">They and the crew</text:span> must’ve gone on an incredible adventure <text:span text:style-name="T128">in it</text:span>, but <text:span text:style-name="T128">they</text:span> can’<text:span text:style-name="T128">t</text:span> remember any <text:span text:style-name="T128">other details</text:span> about it.</text:p>
          </table:table-cell>
        </table:table-row>
        <table:table-row table:style-name="Table1.1">
          <table:table-cell table:style-name="Table1.A2" office:value-type="string">
            <text:p text:style-name="Table_20_Contents">45</text:p>
          </table:table-cell>
          <table:table-cell table:style-name="Table1.B2" office:value-type="string">
            <text:p text:style-name="Table_20_Contents">A<text:span text:style-name="T128">n</text:span> uneventful trip to your destination <text:span text:style-name="T128">combined with the ship being particularly low-maintenance gives everyone aboard plenty of time to spend, whether crew or passengers. Those who use the downtime to train get extra benefit.</text:span></text:p>
          </table:table-cell>
        </table:table-row>
        <text:soft-page-break/>
        <table:table-row table:style-name="Table1.1">
          <table:table-cell table:style-name="Table1.A2" office:value-type="string">
            <text:p text:style-name="Table_20_Contents">46</text:p>
          </table:table-cell>
          <table:table-cell table:style-name="Table1.B2" office:value-type="string">
            <text:p text:style-name="Table_20_Contents"><text:span text:style-name="T129">If there is a </text:span><text:span text:style-name="T130">NPC </text:span><text:span text:style-name="T131">V</text:span><text:span text:style-name="T129">I </text:span><text:span text:style-name="T131">aboard the ship</text:span><text:span text:style-name="T129">, roll 1d</text:span><text:span text:style-name="T132">6</text:span><text:span text:style-name="T129">. </text:span><text:span text:style-name="T133">1.</text:span><text:span text:style-name="T129"> It suddenly swi</text:span><text:span text:style-name="T131">tches</text:span><text:span text:style-name="T129"> to </text:span><text:span text:style-name="T131">speaking a foreign</text:span><text:span text:style-name="T129"> </text:span><text:span text:style-name="T131">language</text:span>. <text:span text:style-name="T133">2.</text:span><text:span text:style-name="T129"> The </text:span><text:span text:style-name="T131">V</text:span>I <text:span text:style-name="T129">is </text:span><text:span text:style-name="T134">unable to use </text:span><text:span text:style-name="T131">some of its integrated tools or weapons</text:span> <text:span text:style-name="T129">due to malfunction. </text:span><text:span text:style-name="T133">3.</text:span><text:span text:style-name="T129"> The </text:span><text:span text:style-name="T131">V</text:span><text:span text:style-name="T129">I’s voice is not function</text:span><text:span text:style-name="T131">ing</text:span><text:span text:style-name="T129">, it can only communicate with text or other means. </text:span><text:span text:style-name="T133">4.</text:span><text:span text:style-name="T129"> The </text:span><text:span text:style-name="T131">V</text:span><text:span text:style-name="T129">I says that it is encountering an error and the makes a buzzing sound before exclaiming that the crew are actually intruders. After a short quiet, it says “That was a joke.” </text:span><text:span text:style-name="T135">5.</text:span><text:span text:style-name="T129"> </text:span><text:span text:style-name="T130">One of VI’s parts is damaged by the currents in the alternate dimension </text:span><text:span text:style-name="T136">so much that it requires replacement part</text:span><text:span text:style-name="T130">. </text:span><text:span text:style-name="T137">6.</text:span><text:span text:style-name="T138"> The VI behaves uncharacteristically </text:span><text:span text:style-name="T139">but functions otherwise.</text:span></text:p>
          </table:table-cell>
        </table:table-row>
        <table:table-row table:style-name="Table1.1">
          <table:table-cell table:style-name="Table1.A2" office:value-type="string">
            <text:p text:style-name="Table_20_Contents">47</text:p>
          </table:table-cell>
          <table:table-cell table:style-name="Table1.B2" office:value-type="string">
            <text:p text:style-name="P31">A fire erupts from the <text:span text:style-name="T140">cabling</text:span> <text:span text:style-name="T140">in </text:span>captain’s quarters/<text:span text:style-name="T140">helm/cargo bay/med bay. Someone </text:span>runs out <text:span text:style-name="T140">on fire,</text:span> screaming for <text:span text:style-name="T140">help</text:span> before <text:span text:style-name="T140">tripping and falling, putting the fire on their clothes out. The cabling must be fixed before it claims another victim.</text:span></text:p>
          </table:table-cell>
        </table:table-row>
        <table:table-row table:style-name="Table1.1">
          <table:table-cell table:style-name="Table1.A2" office:value-type="string">
            <text:p text:style-name="Table_20_Contents">48</text:p>
          </table:table-cell>
          <table:table-cell table:style-name="Table1.B2" office:value-type="string">
            <text:p text:style-name="P32">The ship’s controls are erratic, roll again on this table and take -1 to any Pilot skill checks.</text:p>
          </table:table-cell>
        </table:table-row>
        <table:table-row table:style-name="Table1.1">
          <table:table-cell table:style-name="Table1.A2" office:value-type="string">
            <text:p text:style-name="Table_20_Contents">49</text:p>
          </table:table-cell>
          <table:table-cell table:style-name="Table1.B2" office:value-type="string">
            <text:p text:style-name="Table_20_Contents">While the pilot is sleeping, the crew member that was propped at the helm suddenly notices the needles of the ship's instruments going into the red. As they wonder if they should wake up the pilot, everything ceramic starts glowing purple. Something is definitely wrong. - "Why didn't you wake me up sooner you ape deck!" the pilot shouts as they sit down. The pilot rolls Int/Pilot against difficulty 8. On a failure, the ship arrives to it's destination with a random system other than the engine disabled.</text:p>
          </table:table-cell>
        </table:table-row>
        <table:table-row table:style-name="Table1.1">
          <table:table-cell table:style-name="Table1.A2" office:value-type="string">
            <text:p text:style-name="Table_20_Contents">50</text:p>
          </table:table-cell>
          <table:table-cell table:style-name="Table1.B2" office:value-type="string">
            <text:p text:style-name="Table_20_Contents">A dial on a panel on the bridge whirls. When it stops it indicates issue with the timing of the ship's reactor. Something has damaged the electrical system. Until fixed with a roll of Int/Fix against difficulty 8, the ships has 1 less power than it should have.</text:p>
          </table:table-cell>
        </table:table-row>
        <table:table-row table:style-name="Table1.1">
          <table:table-cell table:style-name="Table1.A2" office:value-type="string">
            <text:p text:style-name="Table_20_Contents">51</text:p>
          </table:table-cell>
          <table:table-cell table:style-name="Table1.B2" office:value-type="string">
            <text:p text:style-name="Table_20_Contents">The computer's beep and blinking light warns of high chance of the space surrounding the ship behaving in anomalous manner. Anyone looking outside perceives a four-dimensional object. NPC's will generally refrain from looking and will close the shutters on the cockpit. Those who look get a -1 to all skill rolls until the end of the first scene after arriving to the destination, unless the crew takes a short rest.</text:p>
          </table:table-cell>
        </table:table-row>
        <table:table-row table:style-name="Table1.1">
          <table:table-cell table:style-name="Table1.A2" office:value-type="string">
            <text:p text:style-name="Table_20_Contents">52</text:p>
          </table:table-cell>
          <table:table-cell table:style-name="Table1.B2" office:value-type="string">
            <text:p text:style-name="Table_20_Contents">Loud, <text:span text:style-name="T141">annoying</text:span> music blare<text:span text:style-name="T140">s</text:span> over speakers. <text:span text:style-name="T140">Who </text:span><text:span text:style-name="T141">is</text:span><text:span text:style-name="T140"> doing this?</text:span></text:p>
          </table:table-cell>
        </table:table-row>
        <table:table-row table:style-name="Table1.1">
          <table:table-cell table:style-name="Table1.A2" office:value-type="string">
            <text:p text:style-name="Table_20_Contents">53</text:p>
          </table:table-cell>
          <table:table-cell table:style-name="Table1.B2" office:value-type="string">
            <text:p text:style-name="P33">Two people aboard who do not see eye to eye but who have the same skill compete in a way relevant to the skill, such as how they would repair a broken engine or by dueling with practice swords. If their skill level is the same they gain some begrudging respect for each other. With a Cha/Lead or Cha/Talk skill check against the average of their Morale, this positive development can be encouraged, <text:span text:style-name="T142">even if their skill levels are different</text:span>.</text:p>
          </table:table-cell>
        </table:table-row>
        <table:table-row table:style-name="Table1.1">
          <table:table-cell table:style-name="Table1.A2" office:value-type="string">
            <text:p text:style-name="Table_20_Contents">54</text:p>
          </table:table-cell>
          <table:table-cell table:style-name="Table1.B2" office:value-type="string">
            <text:p text:style-name="P34">Someone aboard has an instance of a medical condition they suffer from. This can be a condition they know they have or something they have been unaware of. Examples include irregular heart rhythms, panic attack caused by stress, pain from old injury or a multiple symptoms such as chest pain, feeling faint and numbness. <text:span text:style-name="T141">If the ship has extended medbay fitting it is possible to perform even complex medical operations required by the patient as long as someone has the sufficient Heal skill to succeed in the skill checks. Without this fitting it is necessary to get by with the </text:span>basic medical facilities <text:span text:style-name="T141">all ships have</text:span> for curing lightly injured crew members and keeping the seriously injured ones stable until reaching a planet.</text:p>
          </table:table-cell>
        </table:table-row>
        <text:soft-page-break/>
        <table:table-row table:style-name="Table1.1">
          <table:table-cell table:style-name="Table1.A2" office:value-type="string">
            <text:p text:style-name="Table_20_Contents">55</text:p>
          </table:table-cell>
          <table:table-cell table:style-name="Table1.B2" office:value-type="string">
            <text:p text:style-name="Table_20_Contents"><text:span text:style-name="T141">The crew is working on the ship as usual</text:span>, doing things necessary to keep it running. <text:span text:style-name="T141">Pilots are guiding the ship across the </text:span><text:span text:style-name="T143">metadimensional tempest. Engineers keep on eye on the machines and instruments in case they run into issues while the ship is in an alternate dimension. </text:span><text:span text:style-name="T141">Those w</text:span>ithout <text:span text:style-name="T141">technological or piloting </text:span>skills are <text:span text:style-name="T143">running</text:span> checklists, clean<text:span text:style-name="T143">ing</text:span> equipment, swap<text:span text:style-name="T143">ping</text:span> expendables, and do<text:span text:style-name="T143">ing</text:span> other swab-and-paint work. <text:span text:style-name="T143">Those who are not part of the crew are</text:span> indulging in hobbies or keeping up with the<text:span text:style-name="T143">ir</text:span> regular training <text:span text:style-name="T143">schedules. The harmonious atmosphere </text:span><text:span text:style-name="T144">has some sort of positive influence on everyone, as it </text:span><text:span text:style-name="T143">improves group cohesiveness, motivation and learning.</text:span></text:p>
          </table:table-cell>
        </table:table-row>
        <table:table-row table:style-name="Table1.1">
          <table:table-cell table:style-name="Table1.A2" office:value-type="string">
            <text:p text:style-name="Table_20_Contents">56</text:p>
          </table:table-cell>
          <table:table-cell table:style-name="Table1.B2" office:value-type="string">
            <text:p text:style-name="Table_20_Contents"><text:span text:style-name="T145">Something positive happens to someone aboard the ship, or they make a breakthrough in their work, studies, investigations or training. Whether they have been combing the </text:span>ship's library, exercising, crafting, putting together clues <text:span text:style-name="T146">or</text:span> inspecting <text:span text:style-name="T145">an artifact, they have a result that has overall positive effect.</text:span></text:p>
          </table:table-cell>
        </table:table-row>
        <table:table-row table:style-name="Table1.1">
          <table:table-cell table:style-name="Table1.A2" office:value-type="string">
            <text:p text:style-name="Table_20_Contents">57</text:p>
          </table:table-cell>
          <table:table-cell table:style-name="Table1.B2" office:value-type="string">
            <text:p text:style-name="Table_20_Contents"><text:span text:style-name="T144">A</text:span> crew member slip<text:span text:style-name="T144">s</text:span> on the deck. Upon closer inspection, the spot is covered with<text:span text:style-name="T144"> liquid</text:span>. <text:span text:style-name="T144">Something is causing a leak, such as water or coolant.</text:span></text:p>
          </table:table-cell>
        </table:table-row>
        <table:table-row table:style-name="Table1.1">
          <table:table-cell table:style-name="Table1.A2" office:value-type="string">
            <text:p text:style-name="Table_20_Contents">58</text:p>
          </table:table-cell>
          <table:table-cell table:style-name="Table1.B2" office:value-type="string">
            <text:p text:style-name="Table_20_Contents"><text:span text:style-name="T144">A crew member has begun a </text:span>project. <text:span text:style-name="T144">Break the project into parts depending on it’s complexity. During each journey they may roll to progress the project. The longer the journeys take the more time there is to complete the project, making it a bit easier. The type of the project should depend on the </text:span><text:span text:style-name="T145">NPC</text:span><text:span text:style-name="T144">. It can be research, prototype device, software, cooking </text:span><text:span text:style-name="T145">recipe</text:span><text:span text:style-name="T144"> or art</text:span><text:span text:style-name="T145">istic</text:span><text:span text:style-name="T144"> project.</text:span> P<text:span text:style-name="T144">C’s with suitable skills and good relation to the </text:span><text:span text:style-name="T145">NPC</text:span><text:span text:style-name="T144"> can</text:span> <text:span text:style-name="T144">help as according to the aid rules or even </text:span>complete part of this project <text:span text:style-name="T144">themselves if suitable. </text:span><text:span text:style-name="T145">When the project is complete make a single roll against difficulty you have set before based on how likely you envision the project being successful to see how it ends up. Result that is within 0-1 of the difficulty value is a marginal success, while success by every 2 over the difficulty make it notably more successful.</text:span></text:p>
          </table:table-cell>
        </table:table-row>
        <table:table-row table:style-name="Table1.1">
          <table:table-cell table:style-name="Table1.A2" office:value-type="string">
            <text:p text:style-name="Table_20_Contents">59</text:p>
          </table:table-cell>
          <table:table-cell table:style-name="Table1.B2" office:value-type="string">
            <text:p text:style-name="Table_20_Contents">Combat specialist<text:span text:style-name="T147">s are </text:span>spar<text:span text:style-name="T147">ring</text:span> with <text:span text:style-name="T147">each other</text:span>, <text:span text:style-name="T147">or</text:span> if <text:span text:style-name="T147">there is only one,</text:span> they <text:span text:style-name="T147">are</text:span> teaching less capable <text:span text:style-name="T147">people</text:span> how not to die. <text:span text:style-name="T147">They might</text:span> fight with Stun Batons <text:span text:style-name="T147">or laser weapons set to stun. The experience is particularly enlightening. Participants gain </text:span>1 XP that they can put towards leveling one <text:span text:style-name="T147">relevant </text:span>combat skill, <text:span text:style-name="T147">or in the case of the t</text:span>eacher <text:span text:style-name="T147">1 XP</text:span> towards leveling the Lead skill. <text:span text:style-name="T147">If you don’t want to track XP of the participants you can simply improve one of their statistics, such as their HP, morale or attack bonus. </text:span><text:span text:style-name="T148">Choose whichever seems to be the most in need of improvement, as that is what they are likely to train.</text:span></text:p>
          </table:table-cell>
        </table:table-row>
        <table:table-row table:style-name="Table1.1">
          <table:table-cell table:style-name="Table1.A2" office:value-type="string">
            <text:p text:style-name="Table_20_Contents">60</text:p>
          </table:table-cell>
          <table:table-cell table:style-name="Table1.B2" office:value-type="string">
            <text:p text:style-name="P35"><text:span text:style-name="T149">Someone who is e</text:span>xpert in sciences tutor<text:span text:style-name="T149">s</text:span> <text:span text:style-name="T149">another</text:span> to expand their <text:span text:style-name="T150">skills</text:span> <text:span text:style-name="T150">and/or</text:span><text:span text:style-name="T149"> to part knowledge</text:span>. <text:span text:style-name="T151">Student</text:span><text:span text:style-name="T147"> gain </text:span>1 XP that they can put towards leveling <text:span text:style-name="T151">Know </text:span>skill, <text:span text:style-name="T147">or in the case of the t</text:span>eacher <text:span text:style-name="T147">1 XP</text:span> towards leveling the Lead skill. <text:span text:style-name="T147">If you don’t want to track XP of the participants you can simply</text:span><text:span text:style-name="T148"> </text:span><text:span text:style-name="T147">improve one of their statistics, such </text:span><text:span text:style-name="T151">as give them a +1 bonus to the skill.</text:span></text:p>
          </table:table-cell>
        </table:table-row>
        <text:soft-page-break/>
        <table:table-row table:style-name="Table1.1">
          <table:table-cell table:style-name="Table1.A2" office:value-type="string">
            <text:p text:style-name="Table_20_Contents">61</text:p>
          </table:table-cell>
          <table:table-cell table:style-name="Table1.B2" office:value-type="string">
            <text:p text:style-name="Table_20_Contents"><text:span text:style-name="T152">The ships engine has been using a bit more fuel during in-system travel than it should be using. Most ships have a </text:span>standard hydrogen-fueled fusion engine <text:span text:style-name="T152">that has such a small fuel need for general operations outside of spike drills that it doesn’t really matter unless the ship is somehow entirely out of fuel. </text:span><text:span text:style-name="T150">A </text:span><text:span text:style-name="T153">member of the crew who maintains the engine, or a </text:span><text:span text:style-name="T150">technically competent </text:span><text:span text:style-name="T154">but</text:span><text:span text:style-name="T153"> a nosy</text:span><text:span text:style-name="T150"> </text:span><text:span text:style-name="T153">person</text:span><text:span text:style-name="T150"> notice</text:span><text:span text:style-name="T154">s</text:span><text:span text:style-name="T150"> </text:span><text:span text:style-name="T153">the problem, whether from going over logs or even simply by noticing the engine sounds just a little bit off. There is a flaw in the engine’s timings that requires a software fix. Fixing the flaw requires an Int/Program roll with difficulty 8. If the flaw is not fixed, the ship must be flown at slower speeds to conserve fuel for spike drives and all in-system travel times are doubled. If the pilot </text:span><text:span text:style-name="T155">goes</text:span><text:span text:style-name="T153"> at regular speed, roll a </text:span><text:span text:style-name="T156">1</text:span><text:span text:style-name="T153">d6 </text:span><text:span text:style-name="T157">upon arrival</text:span><text:span text:style-name="T153">. On a roll of </text:span><text:span text:style-name="T156">1, one fuel is wasted. </text:span><text:span text:style-name="T158">If there was already not enough fuel for a spike drill, the ship is almost completely out of fuel and cannot reach other destinations in the system.</text:span></text:p>
          </table:table-cell>
        </table:table-row>
        <table:table-row table:style-name="Table1.1">
          <table:table-cell table:style-name="Table1.A2" office:value-type="string">
            <text:p text:style-name="Table_20_Contents">62</text:p>
          </table:table-cell>
          <table:table-cell table:style-name="Table1.B2" office:value-type="string">
            <text:p text:style-name="P36"><text:span text:style-name="T159">A s</text:span>towawa<text:span text:style-name="T159">y has been discovered! </text:span><text:span text:style-name="T160">Use NPC generator to create them </text:span><text:span text:style-name="T161">and remember that the reason why they </text:span><text:span text:style-name="T162">took </text:span><text:span text:style-name="T161">such extreme action is important </text:span><text:span text:style-name="T163">to </text:span><text:span text:style-name="T164">understand </text:span><text:span text:style-name="T163">their character</text:span><text:span text:style-name="T160">. Most worlds have a </text:span>law against stowing away, <text:span text:style-name="T160">but no</text:span> law against dropping a stowaway off at the <text:span text:style-name="T46">next</text:span><text:span text:style-name="T165"> </text:span>port. <text:span text:style-name="T160">Unscrupulous captains have been known to throw stowaways out of the airlock, while some might make</text:span> them work their passage.</text:p>
          </table:table-cell>
        </table:table-row>
        <table:table-row table:style-name="Table1.1">
          <table:table-cell table:style-name="Table1.A2" office:value-type="string">
            <text:p text:style-name="Table_20_Contents">63</text:p>
          </table:table-cell>
          <table:table-cell table:style-name="Table1.B2" office:value-type="string">
            <text:p text:style-name="P37">While the higher ranking people on the ship aren’t present, the crew discusses the current job that the group is undertaking. The discussion depends on the mood on the ship. In most cases they have minor complaints and worries they wish to share and there are no lasting repercussion. However, if the job is risky, there is no decent job and hasn’t been in a while, the higher ups are greener than the crew is used to, or things just haven’t gone according to plan for a while, then the discussion goes to a more dangerous route. It won’t lead to <text:span text:style-name="T152">trouble</text:span> on its own, but if t<text:span text:style-name="T152">he discontent grows stronger and is not managed some of the crew members might leave upon reaching a port, or even attempt a mutiny if they are up to it. If the mood is positive it is further reinforced by the discussion, giving everyone involved a one time +1 bonus to any roll to do something that is normally part of their job.</text:span></text:p>
          </table:table-cell>
        </table:table-row>
        <table:table-row table:style-name="Table1.1">
          <table:table-cell table:style-name="Table1.A2" office:value-type="string">
            <text:p text:style-name="Table_20_Contents">64</text:p>
          </table:table-cell>
          <table:table-cell table:style-name="Table1.B2" office:value-type="string">
            <text:p text:style-name="P35"><text:span text:style-name="T166">Someone with Know skill of 1 or more has been </text:span>writ<text:span text:style-name="T150">ing</text:span> a thesis paper <text:span text:style-name="T166">for several months.</text:span> <text:span text:style-name="T151">They may roll</text:span> <text:span text:style-name="T151">an Int/Know </text:span>skill check <text:span text:style-name="T151">against</text:span> <text:span text:style-name="T151">d</text:span>ifficulty 10 + their <text:span text:style-name="T151">s</text:span>kill. <text:span text:style-name="T151">If they succeed they </text:span><text:span text:style-name="T167">complete their thesis and it is a success, the </text:span><text:span text:style-name="T168">complexity of it is relative to their</text:span><text:span text:style-name="T167"> Know skill. Possible areas of research include: </text:span><text:span text:style-name="T169">Xenolog</text:span><text:span text:style-name="T170">y</text:span><text:span text:style-name="T167">: </text:span><text:span text:style-name="T171">Study</text:span> <text:span text:style-name="T167">of</text:span> alien life forms, <text:span text:style-name="T171">such as </text:span>discove<text:span text:style-name="T167">ry of</text:span> new species, gaining insight into their behaviors <text:span text:style-name="T171">or weaknesses. </text:span><text:span text:style-name="T170">Genet</text:span><text:span text:style-name="T172">ics</text:span><text:span text:style-name="T171">: Identification of diseases or mutations and creating cures. </text:span><text:span text:style-name="T170">Linguistics</text:span><text:span text:style-name="T171">: Study of unfamiliar cultures and languages to help avoid misunderstandings. </text:span><text:span text:style-name="T170">Planetology</text:span><text:span text:style-name="T171">: Creating maps and reports of planets, information on terrain, weather, resources and life forms. </text:span><text:span text:style-name="T170">Physic</text:span><text:span text:style-name="T173">s</text:span><text:span text:style-name="T171">: </text:span><text:span text:style-name="T174">Theories on wormholes, study of the environment in the metadimension, </text:span><text:span text:style-name="T168">workings of </text:span><text:span text:style-name="T174">spike drives. </text:span><text:span text:style-name="T175">Robotics</text:span><text:span text:style-name="T174">: </text:span><text:span text:style-name="T176">Improved robot frame designs, </text:span><text:span text:style-name="T168">new ways to attach gear to VI’s chassis,</text:span><text:span text:style-name="T176"> study of the effect the local metadimensional energy environment has on creation of VI quantum neural nets. </text:span><text:span text:style-name="T177">Chemistry</text:span><text:span text:style-name="T176">: </text:span><text:span text:style-name="T168">New chemicals and drugs, analysis of substances to learn of their protential uses. </text:span><text:span text:style-name="T178">Psychology</text:span><text:span text:style-name="T168">: Study of the effect of living in space or doing spike drills has on human psychology.</text:span></text:p>
          </table:table-cell>
        </table:table-row>
        <table:table-row table:style-name="Table1.1">
          <table:table-cell table:style-name="Table1.A2" office:value-type="string">
            <text:p text:style-name="Table_20_Contents">65</text:p>
          </table:table-cell>
          <table:table-cell table:style-name="Table1.B2" office:value-type="string">
            <text:p text:style-name="Table_20_Contents"><text:span text:style-name="T148">Someone aboard</text:span> <text:span text:style-name="T148">is drunk or under the influence of drugs. If they have crew duties they perform their duties poorly. </text:span><text:span text:style-name="Emphasis"><text:span text:style-name="T46">Wis</text:span></text:span><text:span text:style-name="T46">/</text:span><text:span text:style-name="Emphasis"><text:span text:style-name="T46">Notice</text:span></text:span><text:span text:style-name="T46"> check at difficulty 7, </text:span><text:span text:style-name="T179">made by the relevant person such as captain, department head or supervisor will prevent them from making a mistake that goes unnoticed until it is too late. The mistake is unlikely to be catastrophic.</text:span></text:p>
          </table:table-cell>
        </table:table-row>
        <text:soft-page-break/>
        <table:table-row table:style-name="Table1.1">
          <table:table-cell table:style-name="Table1.A2" office:value-type="string">
            <text:p text:style-name="Table_20_Contents">66</text:p>
          </table:table-cell>
          <table:table-cell table:style-name="Table1.B2" office:value-type="string">
            <text:p text:style-name="Table_20_Contents"><text:span text:style-name="T180">C</text:span>orrosive effect of the metadimensional environment <text:span text:style-name="T180">is</text:span> degra<text:span text:style-name="T180">ding the </text:span>protective bubble of mundane space <text:span text:style-name="T180">around the ship faster than usual. </text:span><text:span text:style-name="T181">The ship arrives to the destination in time </text:span><text:span text:style-name="T182">and mostly intact</text:span><text:span text:style-name="T181">, but o</text:span><text:span text:style-name="T180">ne </text:span><text:span text:style-name="T183">random </text:span><text:span text:style-name="T180">system </text:span><text:span text:style-name="T184">other than the spike drive </text:span><text:span text:style-name="T180">is disabled until repaired.</text:span></text:p>
          </table:table-cell>
        </table:table-row>
        <table:table-row table:style-name="Table1.1">
          <table:table-cell table:style-name="Table1.A2" office:value-type="string">
            <text:p text:style-name="Table_20_Contents">67</text:p>
          </table:table-cell>
          <table:table-cell table:style-name="Table1.B2" office:value-type="string">
            <text:p text:style-name="Table_20_Contents"><text:span text:style-name="T185">One member of the crew</text:span> is found to be a fraud- <text:span text:style-name="T185">either they have no </text:span><text:span text:style-name="T186">skill in the profession they were supposed to have and no</text:span><text:span text:style-name="T185"> idea of what they are doing, or they have merely exaggerated their education and experience, </text:span><text:span text:style-name="T187">in which case they have</text:span><text:span text:style-name="T185"> a skill level of 0.</text:span></text:p>
          </table:table-cell>
        </table:table-row>
        <table:table-row table:style-name="Table1.1">
          <table:table-cell table:style-name="Table1.A2" office:value-type="string">
            <text:p text:style-name="Table_20_Contents">68</text:p>
          </table:table-cell>
          <table:table-cell table:style-name="Table1.B2" office:value-type="string">
            <text:p text:style-name="P38">Someone in the crew has <text:span text:style-name="T188">done</text:span> their maintenance work <text:span text:style-name="T188">hurriedly to have more free time,</text:span> and others have started to notice. They might <text:span text:style-name="T189">complain to a higher up, </text:span>pick up the slack and <text:span text:style-name="T189">grumble</text:span> <text:span text:style-name="T190">while at it,</text:span> or leave the work undone. <text:span text:style-name="T191">Roll 1d6. </text:span><text:span text:style-name="T192">1-</text:span><text:span text:style-name="T193">2</text:span><text:span text:style-name="T192">.</text:span><text:span text:style-name="T191"> O</text:span><text:span text:style-name="T180">ne </text:span><text:span text:style-name="T183">random </text:span><text:span text:style-name="T180">system </text:span><text:span text:style-name="T184">other than the spike drive </text:span><text:span text:style-name="T180">is disabled until </text:span><text:span text:style-name="T194">1</text:span><text:span text:style-name="T191"> hour of maintenance is done on it</text:span><text:span text:style-name="T180">. </text:span><text:span text:style-name="T195">This time is halved if two people with relevant skills do the maintenance.</text:span><text:span text:style-name="T180"> </text:span><text:span text:style-name="T191">No one notices </text:span><text:span text:style-name="T195">this </text:span><text:span text:style-name="T191">until </text:span><text:span text:style-name="T195">attempt is made to use the system.</text:span><text:span text:style-name="T180"> </text:span><text:span text:style-name="T193">3</text:span><text:span text:style-name="T192">-</text:span><text:span text:style-name="T193">4</text:span><text:span text:style-name="T192">.</text:span><text:span text:style-name="T196"> </text:span><text:span text:style-name="T197">The rest of the crew does the work </text:span><text:span text:style-name="T198">instead, they aren’t happy but not angry enough to make the situation known</text:span><text:span text:style-name="T197">. </text:span><text:span text:style-name="T193">5-6.</text:span><text:span text:style-name="T197"> </text:span><text:span text:style-name="T199">Someone who notices makes a complaint </text:span><text:span text:style-name="T200">and demands the crew member is </text:span><text:span text:style-name="T201">made to do their maintenance work properly.</text:span></text:p>
          </table:table-cell>
        </table:table-row>
        <table:table-row table:style-name="Table1.1">
          <table:table-cell table:style-name="Table1.A2" office:value-type="string">
            <text:p text:style-name="Table_20_Contents">69</text:p>
          </table:table-cell>
          <table:table-cell table:style-name="Table1.B2" office:value-type="string">
            <text:p text:style-name="Table_20_Contents"><text:span text:style-name="T202">Someone has been stealing </text:span><text:span text:style-name="T203">small but not insignificant amounts of</text:span><text:span text:style-name="T202"> food or other supplies such as medicine. Ships usually have stores to last two months with </text:span><text:span text:style-name="T204">maximum</text:span><text:span text:style-name="T202"> crew </text:span><text:span text:style-name="T205">and the amounts stolen are not large enough to be </text:span><text:span text:style-name="T206">a </text:span><text:span text:style-name="T205">cause of worry unless the stores were already low.</text:span></text:p>
          </table:table-cell>
        </table:table-row>
        <table:table-row table:style-name="Table1.1">
          <table:table-cell table:style-name="Table1.A2" office:value-type="string">
            <text:p text:style-name="Table_20_Contents">70</text:p>
          </table:table-cell>
          <table:table-cell table:style-name="Table1.B2" office:value-type="string">
            <text:p text:style-name="P39">Most of the crew <text:span text:style-name="T207">is off-duty</text:span> and is playing cards, in their bunk or watching a holovid. <text:span text:style-name="T208">It is quiet and most are in a good mood. Two people on the ship who have differences find common ground and a fragile peace forms, for now.</text:span></text:p>
          </table:table-cell>
        </table:table-row>
        <table:table-row table:style-name="Table1.1">
          <table:table-cell table:style-name="Table1.A2" office:value-type="string">
            <text:p text:style-name="Table_20_Contents">71</text:p>
          </table:table-cell>
          <table:table-cell table:style-name="Table1.B2" office:value-type="string">
            <text:p text:style-name="P40">There is a weakness in the ships cyberdefenses, <text:span text:style-name="T209">bug in navigational systems or mechanical problem in a weapon.</text:span> <text:span text:style-name="T209">S</text:span>omeone is looking into <text:span text:style-name="T209">the matter but needs help. Who will they turn to?</text:span></text:p>
          </table:table-cell>
        </table:table-row>
        <table:table-row table:style-name="Table1.1">
          <table:table-cell table:style-name="Table1.A2" office:value-type="string">
            <text:p text:style-name="Table_20_Contents">72</text:p>
          </table:table-cell>
          <table:table-cell table:style-name="Table1.B2" office:value-type="string">
            <text:p text:style-name="Table_20_Contents"><text:span text:style-name="T210">Someone has c</text:span>ook<text:span text:style-name="T210">ed a </text:span>foul, sick looking meal, <text:span text:style-name="T210">even by a spacers standards</text:span>. <text:span text:style-name="T210">It quickly becomes an inside joke.</text:span></text:p>
          </table:table-cell>
        </table:table-row>
        <table:table-row table:style-name="Table1.1">
          <table:table-cell table:style-name="Table1.A2" office:value-type="string">
            <text:p text:style-name="Table_20_Contents">73</text:p>
          </table:table-cell>
          <table:table-cell table:style-name="Table1.B2" office:value-type="string">
            <text:p text:style-name="P41">The differences between two people result in a civil discussion turning into an argument. The cause can be difference in worldview, background, social class, or having a past of being on the opposite sides.</text:p>
          </table:table-cell>
        </table:table-row>
        <table:table-row table:style-name="Table1.1">
          <table:table-cell table:style-name="Table1.A2" office:value-type="string">
            <text:p text:style-name="Table_20_Contents">74</text:p>
          </table:table-cell>
          <table:table-cell table:style-name="Table1.B2" office:value-type="string">
            <text:p text:style-name="Table_20_Contents"><text:span text:style-name="T210">There is a </text:span><text:span text:style-name="T211">s</text:span><text:span text:style-name="T210">mell of burnt </text:span><text:span text:style-name="T212">due to a faulty </text:span><text:span text:style-name="T213">kitchen appliance.</text:span></text:p>
          </table:table-cell>
        </table:table-row>
        <table:table-row table:style-name="Table1.1">
          <table:table-cell table:style-name="Table1.A2" office:value-type="string">
            <text:p text:style-name="Table_20_Contents">75</text:p>
          </table:table-cell>
          <table:table-cell table:style-name="Table1.B2" office:value-type="string">
            <text:p text:style-name="Table_20_Contents">The crew’s amusements of dares have prompted one member to <text:span text:style-name="T214">do something stupid. Roll 1d6: </text:span><text:span text:style-name="T215">1.</text:span><text:span text:style-name="T216"> Licking exercise machine gives them a week long throat infection </text:span><text:span text:style-name="T217">that gives a -1 penalty to all skill checks</text:span><text:span text:style-name="T216">. </text:span><text:span text:style-name="T215">2.</text:span><text:span text:style-name="T216"> Get repeatedly shot with laser weapon set to stun. </text:span><text:span text:style-name="T215">3. </text:span><text:span text:style-name="T216">Snort hot spices </text:span><text:span text:style-name="T215">4.</text:span><text:span text:style-name="T216"> </text:span><text:span text:style-name="T217">Sing a romantic song to intercom. </text:span><text:span text:style-name="T218">5.</text:span><text:span text:style-name="T217"> </text:span><text:span text:style-name="T219">Balance a bottle on their head, causing a mess. </text:span><text:span text:style-name="T220">6. </text:span><text:span text:style-name="T219">Annoy/argue with someone irritable on the ship, causing a scene.</text:span></text:p>
          </table:table-cell>
        </table:table-row>
        <table:table-row table:style-name="Table1.1">
          <table:table-cell table:style-name="Table1.A2" office:value-type="string">
            <text:p text:style-name="Table_20_Contents">76</text:p>
          </table:table-cell>
          <table:table-cell table:style-name="Table1.B2" office:value-type="string">
            <text:p text:style-name="P42"><text:span text:style-name="T210">Some people in the crew want the captain to participate in a </text:span><text:span text:style-name="T221">good fortune </text:span><text:span text:style-name="T210">game of high-card. </text:span><text:span text:style-name="T222">P</text:span>layers are dealt a single card, and the person with the highest-ranking card wins the round. <text:span text:style-name="T221">They are then out of the game and the rest continue to play until only one player is left.</text:span> <text:span text:style-name="T221">They think that if they play until the captain loses, all the captains bad luck is out of the way and the journey will be blessed with good luck. </text:span><text:span text:style-name="T223">If the captain participates, roll 1d6. </text:span><text:span text:style-name="T224">1.</text:span><text:span text:style-name="T225"> It takes a while for the captain to lose, which seems to some as a bad omen. </text:span><text:span text:style-name="T226">Roll again on this table and take a -1 penalty to any skill rolls.</text:span><text:span text:style-name="T225"> </text:span><text:span text:style-name="T224">2-5.</text:span><text:span text:style-name="T225"> The captain eventually loses and everyone is pleased. </text:span><text:span text:style-name="T224">6.</text:span><text:span text:style-name="T225"> </text:span><text:span text:style-name="T226">A</text:span><text:span text:style-name="T227">s a</text:span><text:span text:style-name="T226"> </text:span><text:span text:style-name="T228">sign of </text:span><text:span text:style-name="T226">good </text:span><text:span text:style-name="T228">fortune</text:span><text:span text:style-name="T226">, </text:span><text:span text:style-name="T229">t</text:span><text:span text:style-name="T225">he captain loses immediately! </text:span><text:span text:style-name="T226">Roll again on this table, </text:span><text:span text:style-name="T230">ignoring the result if it would have negative consequences.</text:span></text:p>
          </table:table-cell>
        </table:table-row>
        <text:soft-page-break/>
        <table:table-row table:style-name="Table1.1">
          <table:table-cell table:style-name="Table1.A2" office:value-type="string">
            <text:p text:style-name="Table_20_Contents">77</text:p>
          </table:table-cell>
          <table:table-cell table:style-name="Table1.B2" office:value-type="string">
            <text:p text:style-name="P43">A <text:span text:style-name="T231">Holodoc </text:span><text:span text:style-name="T232">documentary causes a discussion about </text:span><text:span text:style-name="T233">the history of the sector. If there are people who have vastly different views on the topic, it turns into a disagreement and they will have trouble with working with each other in the future.</text:span></text:p>
          </table:table-cell>
        </table:table-row>
        <table:table-row table:style-name="Table1.1">
          <table:table-cell table:style-name="Table1.A2" office:value-type="string">
            <text:p text:style-name="Table_20_Contents">78</text:p>
          </table:table-cell>
          <table:table-cell table:style-name="Table1.B2" office:value-type="string">
            <text:p text:style-name="P44">Someone has hid illicit cargo on the ship, with the intention of selling it. <text:span text:style-name="T234">It could be drugs, weapons or holovids </text:span><text:span text:style-name="T235">that are </text:span><text:span text:style-name="T234">banned on certain worlds.</text:span></text:p>
          </table:table-cell>
        </table:table-row>
        <table:table-row table:style-name="Table1.1">
          <table:table-cell table:style-name="Table1.A2" office:value-type="string">
            <text:p text:style-name="Table_20_Contents">79</text:p>
          </table:table-cell>
          <table:table-cell table:style-name="Table1.B2" office:value-type="string">
            <text:p text:style-name="P45">If there is someone in the crew who is unhappy with how things are going, they get an idea of what they could be doing instead of being with the crew. They begin to plan leaving.</text:p>
          </table:table-cell>
        </table:table-row>
        <table:table-row table:style-name="Table1.1">
          <table:table-cell table:style-name="Table1.A2" office:value-type="string">
            <text:p text:style-name="Table_20_Contents">80</text:p>
          </table:table-cell>
          <table:table-cell table:style-name="Table1.B2" office:value-type="string">
            <text:p text:style-name="P46">There is an accident during physical exercise or a spar. It likely happens to the least skilled person who would be exercising or sparring. The injury results in halved movement speed for <text:span text:style-name="T236">2d6</text:span> days and a -1 penalty to rolls at <text:span text:style-name="T237">when appropriate</text:span>, assuming the treatment is limited to the ordinary TL4 ship medbay most ships have. <text:span text:style-name="T238">With extended medbay fitting and a Heal skill roll against difficulty 8 the time is reduced to </text:span><text:span text:style-name="T239">half, rounded up</text:span><text:span text:style-name="T238">. </text:span><text:span text:style-name="T240">The injury happens early on during the journey, so it </text:span><text:span text:style-name="T241">might</text:span><text:span text:style-name="T240"> heal before the ship arrives.</text:span></text:p>
          </table:table-cell>
        </table:table-row>
        <table:table-row table:style-name="Table1.1">
          <table:table-cell table:style-name="Table1.A2" office:value-type="string">
            <text:p text:style-name="Table_20_Contents">81</text:p>
          </table:table-cell>
          <table:table-cell table:style-name="Table1.B2" office:value-type="string">
            <text:p text:style-name="P47">Someone without sufficient access permissions is pouring over passenger records or other documents with personal information. <text:span text:style-name="T242">Possible reasons might be: </text:span><text:span text:style-name="T243">Looking for inconsistencies because </text:span><text:span text:style-name="T244">they</text:span><text:span text:style-name="T243"> suspect someone aboard is not who they claim they are. Looking for information about history and allegiances of the travelers to confirm trustworthiness. </text:span><text:span text:style-name="T245">A spy is l</text:span><text:span text:style-name="T243">ook</text:span><text:span text:style-name="T245">ing</text:span><text:span text:style-name="T243"> for any information that could be valuable. </text:span><text:span text:style-name="T246">L</text:span><text:span text:style-name="T243">ooking for something to steal. </text:span><text:span text:style-name="T246">L</text:span><text:span text:style-name="T247">ooking for someone with valuable skills to recruit to an organization. </text:span><text:span text:style-name="T244">Seeking information to identify potential threats to the crew.</text:span></text:p>
          </table:table-cell>
        </table:table-row>
        <table:table-row table:style-name="Table1.1">
          <table:table-cell table:style-name="Table1.A2" office:value-type="string">
            <text:p text:style-name="Table_20_Contents">82</text:p>
          </table:table-cell>
          <table:table-cell table:style-name="Table1.B2" office:value-type="string">
            <text:p text:style-name="P48"><text:span text:style-name="T248">Training session goes wrong. Examples: Attempt at teaching how to pilot a ship causes damage to the ship </text:span><text:span text:style-name="T249">as it hits shadow mass</text:span><text:span text:style-name="T248">. Chemistry session leaks harmful gas into ventilation. Engineering </text:span><text:span text:style-name="T250">demonstration shorts out power and part of the ship has only emergency lights on. </text:span>A laser weapon malfunctions and begins rapid firing on its own.</text:p>
          </table:table-cell>
        </table:table-row>
        <table:table-row table:style-name="Table1.1">
          <table:table-cell table:style-name="Table1.A2" office:value-type="string">
            <text:p text:style-name="Table_20_Contents">83</text:p>
          </table:table-cell>
          <table:table-cell table:style-name="Table1.B2" office:value-type="string">
            <text:p text:style-name="P49">Differences between two or more people flare up in a major way. It will end with someone leaving after they get to a suitable place, or <text:span text:style-name="T251">perhaps </text:span>even violence.</text:p>
          </table:table-cell>
        </table:table-row>
        <table:table-row table:style-name="Table1.1">
          <table:table-cell table:style-name="Table1.A2" office:value-type="string">
            <text:p text:style-name="Table_20_Contents">84</text:p>
          </table:table-cell>
          <table:table-cell table:style-name="Table1.B2" office:value-type="string">
            <text:p text:style-name="P50">The crew discusses the recent events that happened before the spike drill. Someone is blamed for what went wrong, or congratulated for what went right, depending on if the overall events were negative or positive. If there is disagreement about the events among the crew an argument starts.</text:p>
          </table:table-cell>
        </table:table-row>
        <table:table-row table:style-name="Table1.1">
          <table:table-cell table:style-name="Table1.A2" office:value-type="string">
            <text:p text:style-name="Table_20_Contents">85</text:p>
          </table:table-cell>
          <table:table-cell table:style-name="Table1.B2" office:value-type="string">
            <text:p text:style-name="P51"><text:span text:style-name="T252">Cabin fever. The victim is likely someone unused to space travel/spike drills, or someone who is under a lot of stress. S</text:span>ymptoms can <text:span text:style-name="T252">result in </text:span>irrational decisions that could potentially threaten their life or the li<text:span text:style-name="T252">ves of others</text:span>. <text:span text:style-name="T252">E</text:span>xamples would be <text:span text:style-name="T252">irritability, restlessness,</text:span> suicide or paranoi<text:span text:style-name="T252">a.</text:span></text:p>
          </table:table-cell>
        </table:table-row>
        <table:table-row table:style-name="Table1.1">
          <table:table-cell table:style-name="Table1.A2" office:value-type="string">
            <text:p text:style-name="Table_20_Contents">86</text:p>
          </table:table-cell>
          <table:table-cell table:style-name="Table1.B2" office:value-type="string">
            <text:p text:style-name="P52">If there are any <text:span text:style-name="T253">suitable</text:span> passengers, it turns out that one of them has <text:span text:style-name="T254">been </text:span>act<text:span text:style-name="T254">ing</text:span> suspiciously. Going into places where they have no reason to be in or using the ships computers such as navcom. They might not have ill intentions however. They could simply be curious <text:span text:style-name="T255">and lack understanding of what their actions look like,</text:span> or <text:span text:style-name="T255">they could be </text:span>trying to stop a threat that no one <text:span text:style-name="T255">else </text:span>knows about. <text:span text:style-name="T253">Whether there is a suspicious passenger or not, roll 1d6. On a roll of 1, there is someone or something </text:span><text:span text:style-name="T256">aboard that is going to be a problem</text:span><text:span text:style-name="T253">.</text:span></text:p>
          </table:table-cell>
        </table:table-row>
        <table:table-row table:style-name="Table1.1">
          <table:table-cell table:style-name="Table1.A2" office:value-type="string">
            <text:p text:style-name="Table_20_Contents">87</text:p>
          </table:table-cell>
          <table:table-cell table:style-name="Table1.B2" office:value-type="string">
            <text:p text:style-name="Table_20_Contents">A member of the crew <text:span text:style-name="T257">wants to </text:span>assemble everyone for mandatory emergency safety protocols revie<text:span text:style-name="T258">w.</text:span></text:p>
          </table:table-cell>
        </table:table-row>
        <table:table-row table:style-name="Table1.1">
          <table:table-cell table:style-name="Table1.A2" office:value-type="string">
            <text:p text:style-name="Table_20_Contents">88</text:p>
          </table:table-cell>
          <table:table-cell table:style-name="Table1.B2" office:value-type="string">
            <text:p text:style-name="Table_20_Contents">An anomaly in the dark<text:span text:style-name="T259">ness of the alternate dimension</text:span> leads to a dazzling light show, as <text:span text:style-name="T259">everything around the ship </text:span>begins <text:span text:style-name="T260">to </text:span>spontaneously (and safely) creat<text:span text:style-name="T261">e</text:span> <text:span text:style-name="T259">colorful patterns.</text:span></text:p>
          </table:table-cell>
        </table:table-row>
        <text:soft-page-break/>
        <table:table-row table:style-name="Table1.1">
          <table:table-cell table:style-name="Table1.A2" office:value-type="string">
            <text:p text:style-name="Table_20_Contents">89</text:p>
          </table:table-cell>
          <table:table-cell table:style-name="Table1.B2" office:value-type="string">
            <text:p text:style-name="Table_20_Contents">A valuable tool, or security key to the cargo latches fell down a pipe and no one can reach it. <text:span text:style-name="T262">Recovering might require some disassembly. </text:span><text:span text:style-name="T263">Perhaps it is easiest to wait until the ship is docked?</text:span></text:p>
          </table:table-cell>
        </table:table-row>
        <table:table-row table:style-name="Table1.1">
          <table:table-cell table:style-name="Table1.A2" office:value-type="string">
            <text:p text:style-name="Table_20_Contents">90</text:p>
          </table:table-cell>
          <table:table-cell table:style-name="Table1.B2" office:value-type="string">
            <text:p text:style-name="Table_20_Contents"><text:span text:style-name="T264">I</text:span><text:span text:style-name="T265">nfestation </text:span><text:span text:style-name="T264">of rats or equivalent alien creatures</text:span> is discovered, <text:span text:style-name="T266">and </text:span>they’re chewing up wires. <text:span text:style-name="T267">Damaged wires are a hazard and could eventually cause enough damage to disable the ship’s critical functions.</text:span></text:p>
          </table:table-cell>
        </table:table-row>
        <table:table-row table:style-name="Table1.1">
          <table:table-cell table:style-name="Table1.A2" office:value-type="string">
            <text:p text:style-name="Table_20_Contents">91</text:p>
          </table:table-cell>
          <table:table-cell table:style-name="Table1.B2" office:value-type="string">
            <text:p text:style-name="Table_20_Contents"><text:span text:style-name="T268">P</text:span>assenger <text:span text:style-name="T268">trouble. It could be anything from illness to disappointment in accommodations or simply boredom. </text:span><text:span text:style-name="T269">If there are no passengers, the journey is finished without a hitch.</text:span></text:p>
          </table:table-cell>
        </table:table-row>
        <table:table-row table:style-name="Table1.1">
          <table:table-cell table:style-name="Table1.A2" office:value-type="string">
            <text:p text:style-name="Table_20_Contents">92</text:p>
          </table:table-cell>
          <table:table-cell table:style-name="Table1.B2" office:value-type="string">
            <text:p text:style-name="P53">The discussion during turns to religion or worldviews. <text:span text:style-name="T270">Examples: </text:span>A <text:span text:style-name="T271">zealous </text:span>missionary on their way to another world tries to convert someone. <text:span text:style-name="T271">A</text:span> <text:span text:style-name="T271">calculating </text:span>merchant tries to <text:span text:style-name="T271">convince a naive aspiring doctor</text:span> who <text:span text:style-name="T271">wants to </text:span>help others for free. <text:span text:style-name="T271">An</text:span> <text:span text:style-name="T271">independent hired gun </text:span>calls<text:span text:style-name="T271"> the loyal warrior a fool for believing what he is told by his boss.</text:span></text:p>
          </table:table-cell>
        </table:table-row>
        <table:table-row table:style-name="Table1.1">
          <table:table-cell table:style-name="Table1.A2" office:value-type="string">
            <text:p text:style-name="Table_20_Contents">93</text:p>
          </table:table-cell>
          <table:table-cell table:style-name="Table1.B2" office:value-type="string">
            <text:p text:style-name="Table_20_Contents">Someone sets up an obstacle course in the cargo area. <text:span text:style-name="T272">Str/Exert and Dex/Exert</text:span> checks <text:span text:style-name="T272">can be rolled to</text:span> navigate it. Bets are place<text:span text:style-name="T273">d</text:span> on who can do it fastest.</text:p>
          </table:table-cell>
        </table:table-row>
        <table:table-row table:style-name="Table1.1">
          <table:table-cell table:style-name="Table1.A2" office:value-type="string">
            <text:p text:style-name="Table_20_Contents">94</text:p>
          </table:table-cell>
          <table:table-cell table:style-name="Table1.B2" office:value-type="string">
            <text:p text:style-name="Table_20_Contents">A passenger <text:span text:style-name="T274">or crew member</text:span> asks the stuffiest, most pompous crew member if they can help them with a brain teaser or puzzle they can’t figure out.</text:p>
          </table:table-cell>
        </table:table-row>
        <table:table-row table:style-name="Table1.1">
          <table:table-cell table:style-name="Table1.A2" office:value-type="string">
            <text:p text:style-name="Table_20_Contents">95</text:p>
          </table:table-cell>
          <table:table-cell table:style-name="Table1.B2" office:value-type="string">
            <text:p text:style-name="Table_20_Contents">A tiny smuggling locker is found that hasn’t been opened in <text:span text:style-name="T275">years. </text:span>Inside is a box of cigars and a bottle of very old whisk<text:span text:style-name="T276">e</text:span>y.</text:p>
          </table:table-cell>
        </table:table-row>
        <table:table-row table:style-name="Table1.1">
          <table:table-cell table:style-name="Table1.A2" office:value-type="string">
            <text:p text:style-name="Table_20_Contents">96</text:p>
          </table:table-cell>
          <table:table-cell table:style-name="Table1.B2" office:value-type="string">
            <text:p text:style-name="P54">The crew <text:span text:style-name="T277">has a</text:span><text:span text:style-name="T278">n</text:span><text:span text:style-name="T277"> argument, </text:span><text:span text:style-name="T278">serious or playful,</text:span><text:span text:style-name="T277"> about </text:span><text:span text:style-name="T279">a subject, </text:span><text:span text:style-name="T280">choose most suitable or roll 1d6</text:span><text:span text:style-name="T277">: </text:span><text:span text:style-name="T281">1.</text:span><text:span text:style-name="T280"> </text:span><text:span text:style-name="T282">W</text:span><text:span text:style-name="T277">ho has the best service history. </text:span><text:span text:style-name="T281">2.</text:span><text:span text:style-name="T280"> W</text:span><text:span text:style-name="T277">ho has best academic credentials. </text:span><text:span text:style-name="T281">3.</text:span><text:span text:style-name="T277"> </text:span><text:span text:style-name="T280">W</text:span><text:span text:style-name="T277">ho has most impressive scar. </text:span><text:span text:style-name="T281">4.</text:span><text:span text:style-name="T280"> W</text:span><text:span text:style-name="T277">hich space, air or land vehicle is the best </text:span><text:span text:style-name="T283">in its type. </text:span><text:span text:style-name="T281">5.</text:span><text:span text:style-name="T280"> W</text:span><text:span text:style-name="T284">hich weapon is the best. </text:span><text:span text:style-name="T281">6.</text:span><text:span text:style-name="T280"> W</text:span><text:span text:style-name="T285">hich role is the most important in the team</text:span><text:span text:style-name="T277">.</text:span></text:p>
          </table:table-cell>
        </table:table-row>
        <table:table-row table:style-name="Table1.1">
          <table:table-cell table:style-name="Table1.A2" office:value-type="string">
            <text:p text:style-name="Table_20_Contents">97</text:p>
          </table:table-cell>
          <table:table-cell table:style-name="Table1.B2" office:value-type="string">
            <text:p text:style-name="P55">Two <text:span text:style-name="T286">NPC’</text:span><text:span text:style-name="T287">s</text:span> that are not close, but who have similar backgrounds, such as home world, education, workplace talk about their life experiences. Roll 1d6: <text:span text:style-name="T288">1-2. </text:span><text:span text:style-name="T76">It ends poorly, perhaps there were more differences than similarities, and the similarities only made the differences appear bigger. </text:span><text:span text:style-name="T288">3-6.</text:span><text:span text:style-name="T76"> </text:span><text:span text:style-name="T289">The two become friends.</text:span></text:p>
          </table:table-cell>
        </table:table-row>
        <table:table-row table:style-name="Table1.1">
          <table:table-cell table:style-name="Table1.A2" office:value-type="string">
            <text:p text:style-name="Table_20_Contents">98</text:p>
          </table:table-cell>
          <table:table-cell table:style-name="Table1.B2" office:value-type="string">
            <text:p text:style-name="Table_20_Contents">A letter <text:span text:style-name="T290">written by whomever owned the ship before</text:span> is found <text:span text:style-name="T290">during routine </text:span><text:span text:style-name="T291">maintenance</text:span>. The letter talks lovingly of the ship and talks about a short adventure they went on. The letter also details a way to undo one of the ship quirks, or reveals the quirk is actually a custom upgrade that the players hadn't found the use for yet.</text:p>
          </table:table-cell>
        </table:table-row>
        <table:table-row table:style-name="Table1.1">
          <table:table-cell table:style-name="Table1.A2" office:value-type="string">
            <text:p text:style-name="Table_20_Contents">99</text:p>
          </table:table-cell>
          <table:table-cell table:style-name="Table1.B2" office:value-type="string">
            <text:p text:style-name="P56"><text:span text:style-name="T292">A trip down the memory lane </text:span><text:span text:style-name="T293">brings people together</text:span><text:span text:style-name="T292">. The crew and/or passengers </text:span>reminisce about <text:span text:style-name="T292">the</text:span> past, <text:span text:style-name="T294">likely </text:span>with a sense of nostalgia.</text:p>
          </table:table-cell>
        </table:table-row>
        <table:table-row table:style-name="Table1.101">
          <table:table-cell table:style-name="Table1.A2" office:value-type="string">
            <text:p text:style-name="Table_20_Contents">100</text:p>
          </table:table-cell>
          <table:table-cell table:style-name="Table1.B2" office:value-type="string">
            <text:p text:style-name="P57">Your trip is <text:span text:style-name="T295">filled with several </text:span><text:span text:style-name="T296">minor </text:span><text:span text:style-name="T295">instances of bad luck</text:span>, <text:span text:style-name="T295">with the currents of the metadimension seeming to conspire against you. Y</text:span>ou arrive at your destination <text:span text:style-name="T297">1.5 times the base time</text:span><text:span text:style-name="T22">.</text:span></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officeooo:rsid="0158ab3c" officeooo:paragraph-rsid="01599291"/>
    </style:style>
    <style:style style:name="MP2" style:family="paragraph" style:parent-style-name="Header">
      <style:paragraph-properties fo:text-align="end" style:justify-single-word="false"/>
      <style:text-properties officeooo:rsid="01591408" officeooo:paragraph-rsid="01591408"/>
    </style:style>
    <style:style style:name="MT1" style:family="text">
      <style:text-properties officeooo:rsid="0145979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Stars Without Number – Spike <text:span text:style-name="MT1">Drill</text:span> Random Events<text:tab/>Version 1.0</text:p>
        <text:p text:style-name="MP2">14.9.2025</text:p>
      </style:header>
      <style:header-left>
        <text:p text:style-name="Header_20_left"/>
      </style:head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1T18:14:28.225849400</meta:creation-date>
    <dc:date>2025-09-14T15:16:10.639178600</dc:date>
    <meta:editing-duration>PT10H10M56S</meta:editing-duration>
    <meta:editing-cycles>326</meta:editing-cycles>
    <meta:generator>LibreOffice/25.8.1.1$Windows_X86_64 LibreOffice_project/54047653041915e595ad4e45cccea684809c77b5</meta:generator>
    <meta:document-statistic meta:table-count="1" meta:image-count="0" meta:object-count="0" meta:page-count="11" meta:paragraph-count="208" meta:word-count="6245" meta:character-count="35365" meta:non-whitespace-character-count="29321"/>
  </office:meta>
</office:document-meta>
</file>